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0.332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32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829cm"/>
    </style:style>
    <style:style style:name="co15" style:family="table-column">
      <style:table-column-properties fo:break-before="auto" style:column-width="2.18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3.2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70">
      <style:table-cell-properties style:text-align-source="fix" style:repeat-content="false" fo:wrap-option="wrap" style:rotation-angle="90"/>
      <style:paragraph-properties fo:text-align="center" fo:margin-left="0cm"/>
    </style:style>
    <style:style style:name="ce12" style:family="table-cell" style:parent-style-name="Default" style:data-style-name="N7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map style:condition="cell-content()&gt;[$Tabelle1.$AC4]" style:apply-style-name="Unbenannt1" style:base-cell-address="Tabelle1.AD4"/>
    </style:style>
    <style:style style:name="ce14" style:family="table-cell" style:parent-style-name="Default">
      <style:map style:condition="cell-content()&gt;[$Tabelle1.$AC4]" style:apply-style-name="Unbenannt1" style:base-cell-address="Tabelle1.AE4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8" table:number-columns-repeated="3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11" table:number-columns-repeated="7" table:default-cell-style-name="ce4"/>
        <table:table-column table:style-name="co12" table:default-cell-style-name="ce4"/>
        <table:table-column table:style-name="co13" table:default-cell-style-name="Default"/>
        <table:table-column table:style-name="co14" table:number-columns-repeated="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987" table:default-cell-style-name="Default"/>
        <table:table-row table:style-name="ro1">
          <table:table-cell table:number-columns-repeated="7"/>
          <table:table-cell table:style-name="ce9" office:value-type="string" calcext:value-type="string">
            <text:p>was right?</text:p>
          </table:table-cell>
          <table:table-cell table:style-name="ce9" table:number-columns-repeated="4"/>
          <table:table-cell table:number-columns-repeated="4"/>
          <table:table-cell table:style-name="ce4" office:value-type="string" calcext:value-type="string">
            <text:p>error type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1" table:number-columns-repeated="5"/>
          <table:table-cell table:style-name="ce5" office:value-type="string" calcext:value-type="string">
            <text:p>nPntsOrg</text:p>
          </table:table-cell>
          <table:table-cell table:style-name="ce5"/>
          <table:table-cell table:style-name="ce5" office:value-type="string" calcext:value-type="string">
            <text:p>nPnts</text:p>
          </table:table-cell>
          <table:table-cell table:style-name="ce5" office:value-type="string" calcext:value-type="string">
            <text:p>approx right place</text:p>
          </table:table-cell>
          <table:table-cell table:style-name="ce5" office:value-type="string" calcext:value-type="string">
            <text:p>approx right</text:p>
          </table:table-cell>
          <table:table-cell table:style-name="ce5" office:value-type="string" calcext:value-type="string">
            <text:p>very right</text:p>
          </table:table-cell>
          <table:table-cell table:style-name="ce5"/>
          <table:table-cell table:style-name="ce11" office:value-type="string" calcext:value-type="string">
            <text:p>rightPlace</text:p>
          </table:table-cell>
          <table:table-cell table:style-name="ce11" office:value-type="string" calcext:value-type="string">
            <text:p>rightType</text:p>
          </table:table-cell>
          <table:table-cell table:style-name="ce11" office:value-type="string" calcext:value-type="string">
            <text:p>rightOrder</text:p>
          </table:table-cell>
          <table:table-cell table:style-name="ce11"/>
          <table:table-cell table:style-name="ce11" office:value-type="string" calcext:value-type="string">
            <text:p>arc inacc</text:p>
          </table:table-cell>
          <table:table-cell table:style-name="ce11" office:value-type="string" calcext:value-type="string">
            <text:p>Min-sad in 3img confised</text:p>
          </table:table-cell>
          <table:table-cell table:style-name="ce5" office:value-type="string" calcext:value-type="string">
            <text:p>3instead5</text:p>
          </table:table-cell>
          <table:table-cell table:style-name="ce5" office:value-type="string" calcext:value-type="string">
            <text:p>arc not expanded</text:p>
          </table:table-cell>
          <table:table-cell table:style-name="ce5" office:value-type="string" calcext:value-type="string">
            <text:p>2sad exchanged (180)</text:p>
          </table:table-cell>
          <table:table-cell table:style-name="ce5" office:value-type="string" calcext:value-type="string">
            <text:p>2*(sad inst min) wrong (90)</text:p>
          </table:table-cell>
          <table:table-cell table:style-name="ce5" office:value-type="string" calcext:value-type="string">
            <text:p>missed faint img</text:p>
          </table:table-cell>
          <table:table-cell table:style-name="ce5" office:value-type="string" calcext:value-type="string">
            <text:p>3 (min-sad-min) instead 1 min</text:p>
          </table:table-cell>
          <table:table-cell table:style-name="ce5" office:value-type="string" calcext:value-type="string">
            <text:p>missed double pnt</text:p>
          </table:table-cell>
          <table:table-cell table:style-name="ce5" office:value-type="string" calcext:value-type="string">
            <text:p>too many imgs</text:p>
          </table:table-cell>
          <table:table-cell table:style-name="ce1" table:number-columns-repeated="2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BeUsed</text:p>
          </table:table-cell>
          <table:table-cell table:style-name="ce1" office:value-type="string" calcext:value-type="string">
            <text:p>accepted by user?</text:p>
          </table:table-cell>
          <table:table-cell table:style-name="ce1" office:value-type="string" calcext:value-type="string">
            <text:p>Fav capella05</text:p>
          </table:table-cell>
          <table:table-cell table:style-name="ce1" office:value-type="string" calcext:value-type="string">
            <text:p>Fav Budgieye</text:p>
          </table:table-cell>
          <table:table-cell table:number-columns-repeated="2"/>
          <table:table-cell table:style-name="ce1" table:number-columns-repeated="989"/>
        </table:table-row>
        <table:table-row table:style-name="ro3">
          <table:table-cell office:value-type="string" calcext:value-type="string">
            <text:p>ASW0003ctp</text:p>
          </table:table-cell>
          <table:table-cell table:number-columns-repeated="35"/>
          <table:table-cell office:value-type="string" calcext:value-type="string">
            <text:p>NOTES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6904" calcext:value-type="float">
            <text:p>6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4]=&quot;&quot;;&quot;&quot;;IF([.C4]=[.F4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]=&quot;&quot;;&quot;&quot;;1)" office:value-type="float" office:value="1" calcext:value-type="float">
            <text:p>1</text:p>
          </table:table-cell>
          <table:table-cell table:style-name="ce13" table:formula="of:=IF([.$C4]=&quot;&quot;;&quot;&quot;;1)" office:value-type="float" office:value="1" calcext:value-type="float">
            <text:p>1</text:p>
          </table:table-cell>
          <table:table-cell table:style-name="ce14" table:formula="of:=IF([.$C4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05" calcext:value-type="float">
            <text:p>6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]=&quot;&quot;;&quot;&quot;;IF([.C5]=[.F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]=&quot;&quot;;&quot;&quot;;1)" office:value-type="float" office:value="1" calcext:value-type="float">
            <text:p>1</text:p>
          </table:table-cell>
          <table:table-cell table:style-name="ce13" table:formula="of:=IF([.$C5]=&quot;&quot;;&quot;&quot;;1)" office:value-type="float" office:value="1" calcext:value-type="float">
            <text:p>1</text:p>
          </table:table-cell>
          <table:table-cell table:style-name="ce14" table:formula="of:=IF([.$C5]=&quot;&quot;;&quot;&quot;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ll</text:p>
          </table:table-cell>
          <table:table-cell office:value-type="string" calcext:value-type="string">
            <text:p>all that have data in this tabl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06" calcext:value-type="float">
            <text:p>6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]=&quot;&quot;;&quot;&quot;;IF([.C6]=[.F6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13" table:formula="of:=IF([.$C6]=&quot;&quot;;&quot;&quot;;1)" office:value-type="float" office:value="1" calcext:value-type="float">
            <text:p>1</text:p>
          </table:table-cell>
          <table:table-cell table:style-name="ce14" table:formula="of:=IF([.$C6]=&quot;&quot;;&quot;&quot;;1)" office:value-type="float" office:value="1" calcext:value-type="float">
            <text:p>1</text:p>
          </table:table-cell>
          <table:table-cell table:formula="of:=IF([.$C6]=&quot;&quot;;&quot;&quot;;1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beused</text:p>
          </table:table-cell>
          <table:table-cell office:value-type="string" calcext:value-type="string">
            <text:p>maybe we want to filter out some models for the final evauation, do this her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07" calcext:value-type="float">
            <text:p>6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]=&quot;&quot;;&quot;&quot;;IF([.C7]=[.F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7]=&quot;&quot;;&quot;&quot;;1)" office:value-type="float" office:value="1" calcext:value-type="float">
            <text:p>1</text:p>
          </table:table-cell>
          <table:table-cell table:style-name="ce13" table:formula="of:=IF([.$C7]=&quot;&quot;;&quot;&quot;;1)" office:value-type="float" office:value="1" calcext:value-type="float">
            <text:p>1</text:p>
          </table:table-cell>
          <table:table-cell table:style-name="ce14" table:formula="of:=IF([.$C7]=&quot;&quot;;&quot;&quot;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ccepted</text:p>
          </table:table-cell>
          <table:table-cell office:value-type="string" calcext:value-type="string">
            <text:p>or better told, were these models rejected for some reason by users or us (they will still show up in plots AND evaluation, but in plots with special color)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08" calcext:value-type="float">
            <text:p>6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]=&quot;&quot;;&quot;&quot;;IF([.C8]=[.F8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8]=&quot;&quot;;&quot;&quot;;1)" office:value-type="float" office:value="1" calcext:value-type="float">
            <text:p>1</text:p>
          </table:table-cell>
          <table:table-cell table:style-name="ce13" table:formula="of:=IF([.$C8]=&quot;&quot;;&quot;&quot;;1)" office:value-type="float" office:value="1" calcext:value-type="float">
            <text:p>1</text:p>
          </table:table-cell>
          <table:table-cell table:style-name="ce14" table:formula="of:=IF([.$C8]=&quot;&quot;;&quot;&quot;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av's</text:p>
          </table:table-cell>
          <table:table-cell office:value-type="string" calcext:value-type="string">
            <text:p>the favorite of certain persons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]=&quot;&quot;;&quot;&quot;;IF([.C9]=[.F9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9]=&quot;&quot;;&quot;&quot;;1)" office:value-type="float" office:value="1" calcext:value-type="float">
            <text:p>1</text:p>
          </table:table-cell>
          <table:table-cell table:style-name="ce13" table:formula="of:=IF([.$C9]=&quot;&quot;;&quot;&quot;;1)" office:value-type="float" office:value="1" calcext:value-type="float">
            <text:p>1</text:p>
          </table:table-cell>
          <table:table-cell table:style-name="ce14" table:formula="of:=IF([.$C9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2b6m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10]=&quot;&quot;;&quot;&quot;;IF([.C10]=[.F10];&quot;x&quot;;&quot;o&quot;))">
            <text:p/>
          </table:table-cell>
          <table:table-cell table:number-columns-repeated="20"/>
          <table:table-cell table:formula="of:=IF([.$C10]=&quot;&quot;;&quot;&quot;;1)">
            <text:p/>
          </table:table-cell>
          <table:table-cell table:style-name="ce13" table:formula="of:=IF([.$C10]=&quot;&quot;;&quot;&quot;;1)">
            <text:p/>
          </table:table-cell>
          <table:table-cell table:style-name="ce14" table:formula="of:=IF([.$C10]=&quot;&quot;;&quot;&quot;;1)">
            <text:p/>
          </table:table-cell>
          <table:table-cell table:formula="of:=IF([.$C10]=&quot;&quot;;&quot;&quot;;1)">
            <text:p/>
          </table:table-cell>
          <table:table-cell table:number-columns-repeated="992"/>
        </table:table-row>
        <table:table-row table:style-name="ro1">
          <table:table-cell/>
          <table:table-cell office:value-type="float" office:value="6910" calcext:value-type="float">
            <text:p>6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]=&quot;&quot;;&quot;&quot;;IF([.C11]=[.F11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IF([.$C11]=&quot;&quot;;&quot;&quot;;1)" office:value-type="float" office:value="1" calcext:value-type="float">
            <text:p>1</text:p>
          </table:table-cell>
          <table:table-cell table:style-name="ce13" table:formula="of:=IF([.$C11]=&quot;&quot;;&quot;&quot;;1)" office:value-type="float" office:value="1" calcext:value-type="float">
            <text:p>1</text:p>
          </table:table-cell>
          <table:table-cell table:style-name="ce14" table:formula="of:=IF([.$C11]=&quot;&quot;;&quot;&quot;;1)" office:value-type="float" office:value="1" calcext:value-type="float">
            <text:p>1</text:p>
          </table:table-cell>
          <table:table-cell table:formula="of:=IF([.$C11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]=&quot;&quot;;&quot;&quot;;IF([.C12]=[.F12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formula="of:=IF([.$C12]=&quot;&quot;;&quot;&quot;;1)" office:value-type="float" office:value="1" calcext:value-type="float">
            <text:p>1</text:p>
          </table:table-cell>
          <table:table-cell table:style-name="ce13" table:formula="of:=IF([.$C12]=&quot;&quot;;&quot;&quot;;1)" office:value-type="float" office:value="1" calcext:value-type="float">
            <text:p>1</text:p>
          </table:table-cell>
          <table:table-cell table:style-name="ce14" table:formula="of:=IF([.$C12]=&quot;&quot;;&quot;&quot;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Pnts</text:p>
          </table:table-cell>
          <table:table-cell table:number-columns-repeated="987"/>
        </table:table-row>
        <table:table-row table:style-name="ro1"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]=&quot;&quot;;&quot;&quot;;IF([.C13]=[.F13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formula="of:=IF([.$C13]=&quot;&quot;;&quot;&quot;;1)" office:value-type="float" office:value="1" calcext:value-type="float">
            <text:p>1</text:p>
          </table:table-cell>
          <table:table-cell table:style-name="ce13" table:formula="of:=IF([.$C13]=&quot;&quot;;&quot;&quot;;1)" office:value-type="float" office:value="1" calcext:value-type="float">
            <text:p>1</text:p>
          </table:table-cell>
          <table:table-cell table:style-name="ce14" table:formula="of:=IF([.$C13]=&quot;&quot;;&quot;&quot;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pprox place</text:p>
          </table:table-cell>
          <table:table-cell office:value-type="string" calcext:value-type="string">
            <text:p>overall were the marked images near the lensed imag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SW0001hpf</text:p>
          </table:table-cell>
          <table:table-cell table:number-columns-repeated="6"/>
          <table:table-cell table:formula="of:=IF([.C14]=&quot;&quot;;&quot;&quot;;IF([.C14]=[.F14];&quot;x&quot;;&quot;o&quot;))">
            <text:p/>
          </table:table-cell>
          <table:table-cell table:number-columns-repeated="20"/>
          <table:table-cell table:formula="of:=IF([.$C14]=&quot;&quot;;&quot;&quot;;1)">
            <text:p/>
          </table:table-cell>
          <table:table-cell table:style-name="ce13" table:formula="of:=IF([.$C14]=&quot;&quot;;&quot;&quot;;1)">
            <text:p/>
          </table:table-cell>
          <table:table-cell table:style-name="ce14" table:formula="of:=IF([.$C14]=&quot;&quot;;&quot;&quot;;1)">
            <text:p/>
          </table:table-cell>
          <table:table-cell table:formula="of:=IF([.$C14]=&quot;&quot;;&quot;&quot;;1)">
            <text:p/>
          </table:table-cell>
          <table:table-cell table:number-columns-repeated="4"/>
          <table:table-cell office:value-type="string" calcext:value-type="string">
            <text:p>approx right</text:p>
          </table:table-cell>
          <table:table-cell office:value-type="string" calcext:value-type="string">
            <text:p>overall, was type detection right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13" calcext:value-type="float">
            <text:p>6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]=&quot;&quot;;&quot;&quot;;IF([.C15]=[.F1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15]=&quot;&quot;;&quot;&quot;;1)" office:value-type="float" office:value="1" calcext:value-type="float">
            <text:p>1</text:p>
          </table:table-cell>
          <table:table-cell table:style-name="ce13" table:formula="of:=IF([.$C15]=&quot;&quot;;&quot;&quot;;1)" office:value-type="float" office:value="1" calcext:value-type="float">
            <text:p>1</text:p>
          </table:table-cell>
          <table:table-cell table:style-name="ce14" table:formula="of:=IF([.$C15]=&quot;&quot;;&quot;&quot;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eryright</text:p>
          </table:table-cell>
          <table:table-cell office:value-type="string" calcext:value-type="string">
            <text:p>was the placement quite accurat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14" calcext:value-type="float">
            <text:p>6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6]=&quot;&quot;;&quot;&quot;;IF([.C16]=[.F1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6]=&quot;&quot;;&quot;&quot;;1)" office:value-type="float" office:value="1" calcext:value-type="float">
            <text:p>1</text:p>
          </table:table-cell>
          <table:table-cell table:style-name="ce13" table:formula="of:=IF([.$C16]=&quot;&quot;;&quot;&quot;;1)" office:value-type="float" office:value="1" calcext:value-type="float">
            <text:p>1</text:p>
          </table:table-cell>
          <table:table-cell table:style-name="ce14" table:formula="of:=IF([.$C16]=&quot;&quot;;&quot;&quot;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ightplaces</text:p>
          </table:table-cell>
          <table:table-cell office:value-type="string" calcext:value-type="string">
            <text:p>fraction of images on right spot. If you put too many imgs 5 instead 3 but it made sense (in arc expanded) then you got 5/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7]=&quot;&quot;;&quot;&quot;;IF([.C17]=[.F1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7]=&quot;&quot;;&quot;&quot;;1)" office:value-type="float" office:value="1" calcext:value-type="float">
            <text:p>1</text:p>
          </table:table-cell>
          <table:table-cell table:style-name="ce13" table:formula="of:=IF([.$C17]=&quot;&quot;;&quot;&quot;;1)" office:value-type="float" office:value="1" calcext:value-type="float">
            <text:p>1</text:p>
          </table:table-cell>
          <table:table-cell table:style-name="ce14" table:formula="of:=IF([.$C17]=&quot;&quot;;&quot;&quot;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ighttype</text:p>
          </table:table-cell>
          <table:table-cell office:value-type="string" calcext:value-type="string">
            <text:p>fraction of images that are identified with the correct typ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8]=&quot;&quot;;&quot;&quot;;IF([.C18]=[.F1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8]=&quot;&quot;;&quot;&quot;;1)" office:value-type="float" office:value="1" calcext:value-type="float">
            <text:p>1</text:p>
          </table:table-cell>
          <table:table-cell table:style-name="ce13" table:formula="of:=IF([.$C18]=&quot;&quot;;&quot;&quot;;1)" office:value-type="float" office:value="1" calcext:value-type="float">
            <text:p>1</text:p>
          </table:table-cell>
          <table:table-cell table:style-name="ce14" table:formula="of:=IF([.$C18]=&quot;&quot;;&quot;&quot;;1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ightorder</text:p>
          </table:table-cell>
          <table:table-cell office:value-type="string" calcext:value-type="string">
            <text:p>binary, was the ordering correct or not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17" calcext:value-type="float">
            <text:p>6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_cl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9]=&quot;&quot;;&quot;&quot;;IF([.C19]=[.F1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9]=&quot;&quot;;&quot;&quot;;1)" office:value-type="float" office:value="1" calcext:value-type="float">
            <text:p>1</text:p>
          </table:table-cell>
          <table:table-cell table:style-name="ce13" table:formula="of:=IF([.$C19]=&quot;&quot;;&quot;&quot;;1)" office:value-type="float" office:value="1" calcext:value-type="float">
            <text:p>1</text:p>
          </table:table-cell>
          <table:table-cell table:style-name="ce14" table:formula="of:=IF([.$C19]=&quot;&quot;;&quot;&quot;;1)" office:value-type="float" office:value="1" calcext:value-type="float">
            <text:p>1</text:p>
          </table:table-cell>
          <table:table-cell table:formula="of:=IF([.$C19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ifference between two lasts is due to pi error!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18" calcext:value-type="float">
            <text:p>6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0]=&quot;&quot;;&quot;&quot;;IF([.C20]=[.F2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0]=&quot;&quot;;&quot;&quot;;1)" office:value-type="float" office:value="1" calcext:value-type="float">
            <text:p>1</text:p>
          </table:table-cell>
          <table:table-cell table:style-name="ce13" table:formula="of:=IF([.$C20]=&quot;&quot;;&quot;&quot;;1)" office:value-type="float" office:value="1" calcext:value-type="float">
            <text:p>1</text:p>
          </table:table-cell>
          <table:table-cell table:style-name="ce14" table:formula="of:=IF([.$C20]=&quot;&quot;;&quot;&quot;;1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t could be approx right, but not very right and get arc innac error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SW0002z6f</text:p>
          </table:table-cell>
          <table:table-cell table:number-columns-repeated="6"/>
          <table:table-cell table:formula="of:=IF([.C21]=&quot;&quot;;&quot;&quot;;IF([.C21]=[.F21];&quot;x&quot;;&quot;o&quot;))">
            <text:p/>
          </table:table-cell>
          <table:table-cell table:number-columns-repeated="20"/>
          <table:table-cell table:formula="of:=IF([.$C21]=&quot;&quot;;&quot;&quot;;1)">
            <text:p/>
          </table:table-cell>
          <table:table-cell table:style-name="ce13" table:formula="of:=IF([.$C21]=&quot;&quot;;&quot;&quot;;1)">
            <text:p/>
          </table:table-cell>
          <table:table-cell table:style-name="ce14" table:formula="of:=IF([.$C21]=&quot;&quot;;&quot;&quot;;1)">
            <text:p/>
          </table:table-cell>
          <table:table-cell table:formula="of:=IF([.$C21]=&quot;&quot;;&quot;&quot;;1)">
            <text:p/>
          </table:table-cell>
          <table:table-cell table:number-columns-repeated="5"/>
          <table:table-cell office:value-type="string" calcext:value-type="string">
            <text:p>arc not expanded and 3 (min-sad...) are opposites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919" calcext:value-type="float">
            <text:p>6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2]=&quot;&quot;;&quot;&quot;;IF([.C22]=[.F2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22]=&quot;&quot;;&quot;&quot;;1)" office:value-type="float" office:value="1" calcext:value-type="float">
            <text:p>1</text:p>
          </table:table-cell>
          <table:table-cell table:style-name="ce13" table:formula="of:=IF([.$C22]=&quot;&quot;;&quot;&quot;;1)" office:value-type="float" office:value="1" calcext:value-type="float">
            <text:p>1</text:p>
          </table:table-cell>
          <table:table-cell table:style-name="ce14" table:formula="of:=IF([.$C22]=&quot;&quot;;&quot;&quot;;1)" office:value-type="float" office:value="1" calcext:value-type="float">
            <text:p>1</text:p>
          </table:table-cell>
          <table:table-cell table:formula="of:=IF([.$C22]=&quot;&quot;;&quot;&quot;;1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20" calcext:value-type="float">
            <text:p>6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3]=&quot;&quot;;&quot;&quot;;IF([.C23]=[.F23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23]=&quot;&quot;;&quot;&quot;;1)" office:value-type="float" office:value="1" calcext:value-type="float">
            <text:p>1</text:p>
          </table:table-cell>
          <table:table-cell table:style-name="ce13" table:formula="of:=IF([.$C23]=&quot;&quot;;&quot;&quot;;1)" office:value-type="float" office:value="1" calcext:value-type="float">
            <text:p>1</text:p>
          </table:table-cell>
          <table:table-cell table:style-name="ce14" table:formula="of:=IF([.$C2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4]=&quot;&quot;;&quot;&quot;;IF([.C24]=[.F24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24]=&quot;&quot;;&quot;&quot;;1)" office:value-type="float" office:value="1" calcext:value-type="float">
            <text:p>1</text:p>
          </table:table-cell>
          <table:table-cell table:style-name="ce13" table:formula="of:=IF([.$C24]=&quot;&quot;;&quot;&quot;;1)" office:value-type="float" office:value="1" calcext:value-type="float">
            <text:p>1</text:p>
          </table:table-cell>
          <table:table-cell table:style-name="ce14" table:formula="of:=IF([.$C24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5]=&quot;&quot;;&quot;&quot;;IF([.C25]=[.F2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5]=&quot;&quot;;&quot;&quot;;1)" office:value-type="float" office:value="1" calcext:value-type="float">
            <text:p>1</text:p>
          </table:table-cell>
          <table:table-cell table:style-name="ce13" table:formula="of:=IF([.$C25]=&quot;&quot;;&quot;&quot;;1)" office:value-type="float" office:value="1" calcext:value-type="float">
            <text:p>1</text:p>
          </table:table-cell>
          <table:table-cell table:style-name="ce14" table:formula="of:=IF([.$C25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6]=&quot;&quot;;&quot;&quot;;IF([.C26]=[.F2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6]=&quot;&quot;;&quot;&quot;;1)" office:value-type="float" office:value="1" calcext:value-type="float">
            <text:p>1</text:p>
          </table:table-cell>
          <table:table-cell table:style-name="ce13" table:formula="of:=IF([.$C26]=&quot;&quot;;&quot;&quot;;1)" office:value-type="float" office:value="1" calcext:value-type="float">
            <text:p>1</text:p>
          </table:table-cell>
          <table:table-cell table:style-name="ce14" table:formula="of:=IF([.$C26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24" calcext:value-type="float">
            <text:p>6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7]=&quot;&quot;;&quot;&quot;;IF([.C27]=[.F27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27]=&quot;&quot;;&quot;&quot;;1)" office:value-type="float" office:value="1" calcext:value-type="float">
            <text:p>1</text:p>
          </table:table-cell>
          <table:table-cell table:style-name="ce13" table:formula="of:=IF([.$C27]=&quot;&quot;;&quot;&quot;;1)" office:value-type="float" office:value="1" calcext:value-type="float">
            <text:p>1</text:p>
          </table:table-cell>
          <table:table-cell table:style-name="ce14" table:formula="of:=IF([.$C27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6925" calcext:value-type="float">
            <text:p>69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lisabethB</text:p>
          </table:table-cell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table:formula="of:=IF([.C28]=&quot;&quot;;&quot;&quot;;IF([.C28]=[.F28];&quot;x&quot;;&quot;o&quot;))" office:value-type="string" office:string-value="x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12" office:value-type="float" office:value="1" calcext:value-type="float">
            <text:p>1 <text:s text:c="3"/></text:p>
          </table:table-cell>
          <table:table-cell table:style-name="ce12" office:value-type="float" office:value="0" calcext:value-type="float">
            <text:p>0 <text:s text:c="3"/></text:p>
          </table:table-cell>
          <table:table-cell table:style-name="ce12" table:number-columns-repeated="3"/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2" table:number-columns-repeated="2"/>
          <table:table-cell table:formula="of:=IF([.$C28]=&quot;&quot;;&quot;&quot;;1)" office:value-type="float" office:value="1" calcext:value-type="float">
            <text:p>1</text:p>
          </table:table-cell>
          <table:table-cell table:style-name="ce13" table:formula="of:=IF([.$C28]=&quot;&quot;;&quot;&quot;;1)" office:value-type="float" office:value="1" calcext:value-type="float">
            <text:p>1</text:p>
          </table:table-cell>
          <table:table-cell table:style-name="ce14" table:formula="of:=IF([.$C28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number-columns-repeated="991"/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9]=&quot;&quot;;&quot;&quot;;IF([.C29]=[.F29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9]=&quot;&quot;;&quot;&quot;;1)" office:value-type="float" office:value="1" calcext:value-type="float">
            <text:p>1</text:p>
          </table:table-cell>
          <table:table-cell table:style-name="ce13" table:formula="of:=IF([.$C29]=&quot;&quot;;&quot;&quot;;1)" office:value-type="float" office:value="1" calcext:value-type="float">
            <text:p>1</text:p>
          </table:table-cell>
          <table:table-cell table:style-name="ce14" table:formula="of:=IF([.$C29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23pg</text:p>
          </table:table-cell>
          <table:table-cell table:number-columns-repeated="6"/>
          <table:table-cell table:formula="of:=IF([.C30]=&quot;&quot;;&quot;&quot;;IF([.C30]=[.F30];&quot;x&quot;;&quot;o&quot;))">
            <text:p/>
          </table:table-cell>
          <table:table-cell table:number-columns-repeated="20"/>
          <table:table-cell table:formula="of:=IF([.$C30]=&quot;&quot;;&quot;&quot;;1)">
            <text:p/>
          </table:table-cell>
          <table:table-cell table:style-name="ce13" table:formula="of:=IF([.$C30]=&quot;&quot;;&quot;&quot;;1)">
            <text:p/>
          </table:table-cell>
          <table:table-cell table:style-name="ce14" table:formula="of:=IF([.$C30]=&quot;&quot;;&quot;&quot;;1)">
            <text:p/>
          </table:table-cell>
          <table:table-cell table:formula="of:=IF([.$C30]=&quot;&quot;;&quot;&quot;;1)">
            <text:p/>
          </table:table-cell>
          <table:table-cell table:number-columns-repeated="992"/>
        </table:table-row>
        <table:table-row table:style-name="ro1">
          <table:table-cell/>
          <table:table-cell office:value-type="float" office:value="6927" calcext:value-type="float">
            <text:p>69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1]=&quot;&quot;;&quot;&quot;;IF([.C31]=[.F31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style-name="Default"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1]=&quot;&quot;;&quot;&quot;;1)" office:value-type="float" office:value="1" calcext:value-type="float">
            <text:p>1</text:p>
          </table:table-cell>
          <table:table-cell table:style-name="ce13" table:formula="of:=IF([.$C31]=&quot;&quot;;&quot;&quot;;1)" office:value-type="float" office:value="1" calcext:value-type="float">
            <text:p>1</text:p>
          </table:table-cell>
          <table:table-cell table:style-name="ce14" table:formula="of:=IF([.$C31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28" calcext:value-type="float">
            <text:p>69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2]=&quot;&quot;;&quot;&quot;;IF([.C32]=[.F3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2]=&quot;&quot;;&quot;&quot;;1)" office:value-type="float" office:value="1" calcext:value-type="float">
            <text:p>1</text:p>
          </table:table-cell>
          <table:table-cell table:style-name="ce13" table:formula="of:=IF([.$C32]=&quot;&quot;;&quot;&quot;;1)" office:value-type="float" office:value="1" calcext:value-type="float">
            <text:p>1</text:p>
          </table:table-cell>
          <table:table-cell table:style-name="ce14" table:formula="of:=IF([.$C32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3]=&quot;&quot;;&quot;&quot;;IF([.C33]=[.F3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3]=&quot;&quot;;&quot;&quot;;1)" office:value-type="float" office:value="1" calcext:value-type="float">
            <text:p>1</text:p>
          </table:table-cell>
          <table:table-cell table:style-name="ce13" table:formula="of:=IF([.$C33]=&quot;&quot;;&quot;&quot;;1)" office:value-type="float" office:value="1" calcext:value-type="float">
            <text:p>1</text:p>
          </table:table-cell>
          <table:table-cell table:style-name="ce14" table:formula="of:=IF([.$C3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4]=&quot;&quot;;&quot;&quot;;IF([.C34]=[.F3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4]=&quot;&quot;;&quot;&quot;;1)" office:value-type="float" office:value="1" calcext:value-type="float">
            <text:p>1</text:p>
          </table:table-cell>
          <table:table-cell table:style-name="ce13" table:formula="of:=IF([.$C34]=&quot;&quot;;&quot;&quot;;1)" office:value-type="float" office:value="1" calcext:value-type="float">
            <text:p>1</text:p>
          </table:table-cell>
          <table:table-cell table:style-name="ce14" table:formula="of:=IF([.$C34]=&quot;&quot;;&quot;&quot;;1)" office:value-type="float" office:value="1" calcext:value-type="float">
            <text:p>1</text:p>
          </table:table-cell>
          <table:table-cell table:formula="of:=IF([.$C34]=&quot;&quot;;&quot;&quot;;1)"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0vqg</text:p>
          </table:table-cell>
          <table:table-cell table:number-columns-repeated="6"/>
          <table:table-cell table:formula="of:=IF([.C35]=&quot;&quot;;&quot;&quot;;IF([.C35]=[.F35];&quot;x&quot;;&quot;o&quot;))">
            <text:p/>
          </table:table-cell>
          <table:table-cell table:number-columns-repeated="20"/>
          <table:table-cell table:formula="of:=IF([.$C35]=&quot;&quot;;&quot;&quot;;1)">
            <text:p/>
          </table:table-cell>
          <table:table-cell table:style-name="ce13" table:formula="of:=IF([.$C35]=&quot;&quot;;&quot;&quot;;1)">
            <text:p/>
          </table:table-cell>
          <table:table-cell table:style-name="ce14" table:formula="of:=IF([.$C35]=&quot;&quot;;&quot;&quot;;1)">
            <text:p/>
          </table:table-cell>
          <table:table-cell table:formula="of:=IF([.$C35]=&quot;&quot;;&quot;&quot;;1)">
            <text:p/>
          </table:table-cell>
          <table:table-cell table:number-columns-repeated="992"/>
        </table:table-row>
        <table:table-row table:style-name="ro1">
          <table:table-cell/>
          <table:table-cell office:value-type="float" office:value="6931" calcext:value-type="float">
            <text:p>6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6]=&quot;&quot;;&quot;&quot;;IF([.C36]=[.F3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6]=&quot;&quot;;&quot;&quot;;1)" office:value-type="float" office:value="1" calcext:value-type="float">
            <text:p>1</text:p>
          </table:table-cell>
          <table:table-cell table:style-name="ce13" table:formula="of:=IF([.$C36]=&quot;&quot;;&quot;&quot;;1)" office:value-type="float" office:value="1" calcext:value-type="float">
            <text:p>1</text:p>
          </table:table-cell>
          <table:table-cell table:style-name="ce14" table:formula="of:=IF([.$C36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2" calcext:value-type="float">
            <text:p>6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7]=&quot;&quot;;&quot;&quot;;IF([.C37]=[.F3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7]=&quot;&quot;;&quot;&quot;;1)" office:value-type="float" office:value="1" calcext:value-type="float">
            <text:p>1</text:p>
          </table:table-cell>
          <table:table-cell table:style-name="ce13" table:formula="of:=IF([.$C37]=&quot;&quot;;&quot;&quot;;1)" office:value-type="float" office:value="1" calcext:value-type="float">
            <text:p>1</text:p>
          </table:table-cell>
          <table:table-cell table:style-name="ce14" table:formula="of:=IF([.$C37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8]=&quot;&quot;;&quot;&quot;;IF([.C38]=[.F3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8]=&quot;&quot;;&quot;&quot;;1)" office:value-type="float" office:value="1" calcext:value-type="float">
            <text:p>1</text:p>
          </table:table-cell>
          <table:table-cell table:style-name="ce13" table:formula="of:=IF([.$C38]=&quot;&quot;;&quot;&quot;;1)" office:value-type="float" office:value="1" calcext:value-type="float">
            <text:p>1</text:p>
          </table:table-cell>
          <table:table-cell table:style-name="ce14" table:formula="of:=IF([.$C38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9]=&quot;&quot;;&quot;&quot;;IF([.C39]=[.F3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9]=&quot;&quot;;&quot;&quot;;1)" office:value-type="float" office:value="1" calcext:value-type="float">
            <text:p>1</text:p>
          </table:table-cell>
          <table:table-cell table:style-name="ce13" table:formula="of:=IF([.$C39]=&quot;&quot;;&quot;&quot;;1)" office:value-type="float" office:value="1" calcext:value-type="float">
            <text:p>1</text:p>
          </table:table-cell>
          <table:table-cell table:style-name="ce14" table:formula="of:=IF([.$C39]=&quot;&quot;;&quot;&quot;;1)" office:value-type="float" office:value="1" calcext:value-type="float">
            <text:p>1</text:p>
          </table:table-cell>
          <table:table-cell table:formula="of:=IF([.$C39]=&quot;&quot;;&quot;&quot;;1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35" calcext:value-type="float">
            <text:p>6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0]=&quot;&quot;;&quot;&quot;;IF([.C40]=[.F40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40]=&quot;&quot;;&quot;&quot;;1)" office:value-type="float" office:value="1" calcext:value-type="float">
            <text:p>1</text:p>
          </table:table-cell>
          <table:table-cell table:style-name="ce13" table:formula="of:=IF([.$C40]=&quot;&quot;;&quot;&quot;;1)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IF([.$C40]=&quot;&quot;;&quot;&quot;;1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36" calcext:value-type="float">
            <text:p>6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1]=&quot;&quot;;&quot;&quot;;IF([.C41]=[.F41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41]=&quot;&quot;;&quot;&quot;;1)" office:value-type="float" office:value="1" calcext:value-type="float">
            <text:p>1</text:p>
          </table:table-cell>
          <table:table-cell table:style-name="ce13" table:formula="of:=IF([.$C41]=&quot;&quot;;&quot;&quot;;1)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IF([.$C41]=&quot;&quot;;&quot;&quot;;1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37" calcext:value-type="float">
            <text:p>6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2]=&quot;&quot;;&quot;&quot;;IF([.C42]=[.F4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2]=&quot;&quot;;&quot;&quot;;1)" office:value-type="float" office:value="1" calcext:value-type="float">
            <text:p>1</text:p>
          </table:table-cell>
          <table:table-cell table:style-name="ce13" table:formula="of:=IF([.$C42]=&quot;&quot;;&quot;&quot;;1)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formula="of:=IF([.$C42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3]=&quot;&quot;;&quot;&quot;;IF([.C43]=[.F4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3]=&quot;&quot;;&quot;&quot;;1)" office:value-type="float" office:value="1" calcext:value-type="float">
            <text:p>1</text:p>
          </table:table-cell>
          <table:table-cell table:style-name="ce13" table:formula="of:=IF([.$C43]=&quot;&quot;;&quot;&quot;;1)" office:value-type="float" office:value="1" calcext:value-type="float">
            <text:p>1</text:p>
          </table:table-cell>
          <table:table-cell table:style-name="ce14" table:formula="of:=IF([.$C4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02p</text:p>
          </table:table-cell>
          <table:table-cell table:number-columns-repeated="6"/>
          <table:table-cell table:formula="of:=IF([.C44]=&quot;&quot;;&quot;&quot;;IF([.C44]=[.F44];&quot;x&quot;;&quot;o&quot;))">
            <text:p/>
          </table:table-cell>
          <table:table-cell table:number-columns-repeated="20"/>
          <table:table-cell table:formula="of:=IF([.$C44]=&quot;&quot;;&quot;&quot;;1)">
            <text:p/>
          </table:table-cell>
          <table:table-cell table:style-name="ce13" table:formula="of:=IF([.$C44]=&quot;&quot;;&quot;&quot;;1)">
            <text:p/>
          </table:table-cell>
          <table:table-cell table:style-name="ce14" table:formula="of:=IF([.$C44]=&quot;&quot;;&quot;&quot;;1)">
            <text:p/>
          </table:table-cell>
          <table:table-cell table:formula="of:=IF([.$C44]=&quot;&quot;;&quot;&quot;;1)">
            <text:p/>
          </table:table-cell>
          <table:table-cell table:number-columns-repeated="992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5]=&quot;&quot;;&quot;&quot;;IF([.C45]=[.F4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5]=&quot;&quot;;&quot;&quot;;1)" office:value-type="float" office:value="1" calcext:value-type="float">
            <text:p>1</text:p>
          </table:table-cell>
          <table:table-cell table:style-name="ce13" table:formula="of:=IF([.$C45]=&quot;&quot;;&quot;&quot;;1)" office:value-type="float" office:value="1" calcext:value-type="float">
            <text:p>1</text:p>
          </table:table-cell>
          <table:table-cell table:style-name="ce14" table:formula="of:=IF([.$C45]=&quot;&quot;;&quot;&quot;;1)" office:value-type="float" office:value="1" calcext:value-type="float">
            <text:p>1</text:p>
          </table:table-cell>
          <table:table-cell table:formula="of:=IF([.$C45]=&quot;&quot;;&quot;&quot;;1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40" calcext:value-type="float">
            <text:p>6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6]=&quot;&quot;;&quot;&quot;;IF([.C46]=[.F4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333333333333333" calcext:value-type="float">
            <text:p><text:s/>1/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formula="of:=IF([.$C46]=&quot;&quot;;&quot;&quot;;1)" office:value-type="float" office:value="1" calcext:value-type="float">
            <text:p>1</text:p>
          </table:table-cell>
          <table:table-cell table:style-name="ce13" table:formula="of:=IF([.$C46]=&quot;&quot;;&quot;&quot;;1)" office:value-type="float" office:value="1" calcext:value-type="float">
            <text:p>1</text:p>
          </table:table-cell>
          <table:table-cell table:style-name="ce14" table:formula="of:=IF([.$C46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41" calcext:value-type="float">
            <text:p>6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7]=&quot;&quot;;&quot;&quot;;IF([.C47]=[.F4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7]=&quot;&quot;;&quot;&quot;;1)" office:value-type="float" office:value="1" calcext:value-type="float">
            <text:p>1</text:p>
          </table:table-cell>
          <table:table-cell table:style-name="ce13" table:formula="of:=IF([.$C47]=&quot;&quot;;&quot;&quot;;1)" office:value-type="float" office:value="1" calcext:value-type="float">
            <text:p>1</text:p>
          </table:table-cell>
          <table:table-cell table:style-name="ce14" table:formula="of:=IF([.$C47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8]=&quot;&quot;;&quot;&quot;;IF([.C48]=[.F4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8]=&quot;&quot;;&quot;&quot;;1)" office:value-type="float" office:value="1" calcext:value-type="float">
            <text:p>1</text:p>
          </table:table-cell>
          <table:table-cell table:style-name="ce13" table:formula="of:=IF([.$C48]=&quot;&quot;;&quot;&quot;;1)" office:value-type="float" office:value="1" calcext:value-type="float">
            <text:p>1</text:p>
          </table:table-cell>
          <table:table-cell table:style-name="ce14" table:formula="of:=IF([.$C48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w54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49]=&quot;&quot;;&quot;&quot;;IF([.C49]=[.F49];&quot;x&quot;;&quot;o&quot;))">
            <text:p/>
          </table:table-cell>
          <table:table-cell table:number-columns-repeated="20"/>
          <table:table-cell table:formula="of:=IF([.$C49]=&quot;&quot;;&quot;&quot;;1)">
            <text:p/>
          </table:table-cell>
          <table:table-cell table:style-name="ce13" table:formula="of:=IF([.$C49]=&quot;&quot;;&quot;&quot;;1)">
            <text:p/>
          </table:table-cell>
          <table:table-cell table:style-name="ce14" table:formula="of:=IF([.$C49]=&quot;&quot;;&quot;&quot;;1)">
            <text:p/>
          </table:table-cell>
          <table:table-cell table:formula="of:=IF([.$C49]=&quot;&quot;;&quot;&quot;;1)">
            <text:p/>
          </table:table-cell>
          <table:table-cell table:number-columns-repeated="992"/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0]=&quot;&quot;;&quot;&quot;;IF([.C50]=[.F50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0]=&quot;&quot;;&quot;&quot;;1)" office:value-type="float" office:value="1" calcext:value-type="float">
            <text:p>1</text:p>
          </table:table-cell>
          <table:table-cell table:style-name="ce13" table:formula="of:=IF([.$C50]=&quot;&quot;;&quot;&quot;;1)" office:value-type="float" office:value="1" calcext:value-type="float">
            <text:p>1</text:p>
          </table:table-cell>
          <table:table-cell table:style-name="ce14" table:formula="of:=IF([.$C50]=&quot;&quot;;&quot;&quot;;1)" office:value-type="float" office:value="1" calcext:value-type="float">
            <text:p>1</text:p>
          </table:table-cell>
          <table:table-cell table:formula="of:=IF([.$C50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44" calcext:value-type="float">
            <text:p>6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1]=&quot;&quot;;&quot;&quot;;IF([.C51]=[.F51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1]=&quot;&quot;;&quot;&quot;;1)" office:value-type="float" office:value="1" calcext:value-type="float">
            <text:p>1</text:p>
          </table:table-cell>
          <table:table-cell table:style-name="ce13" table:formula="of:=IF([.$C51]=&quot;&quot;;&quot;&quot;;1)" office:value-type="float" office:value="1" calcext:value-type="float">
            <text:p>1</text:p>
          </table:table-cell>
          <table:table-cell table:style-name="ce14" table:formula="of:=IF([.$C51]=&quot;&quot;;&quot;&quot;;1)" office:value-type="float" office:value="1" calcext:value-type="float">
            <text:p>1</text:p>
          </table:table-cell>
          <table:table-cell table:formula="of:=IF([.$C51]=&quot;&quot;;&quot;&quot;;1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2]=&quot;&quot;;&quot;&quot;;IF([.C52]=[.F5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2]=&quot;&quot;;&quot;&quot;;1)" office:value-type="float" office:value="1" calcext:value-type="float">
            <text:p>1</text:p>
          </table:table-cell>
          <table:table-cell table:style-name="ce13" table:formula="of:=IF([.$C52]=&quot;&quot;;&quot;&quot;;1)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3]=&quot;&quot;;&quot;&quot;;IF([.C53]=[.F5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3]=&quot;&quot;;&quot;&quot;;1)" office:value-type="float" office:value="1" calcext:value-type="float">
            <text:p>1</text:p>
          </table:table-cell>
          <table:table-cell table:style-name="ce13" table:formula="of:=IF([.$C53]=&quot;&quot;;&quot;&quot;;1)" office:value-type="float" office:value="1" calcext:value-type="float">
            <text:p>1</text:p>
          </table:table-cell>
          <table:table-cell table:style-name="ce14" table:formula="of:=IF([.$C5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54e9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54]=&quot;&quot;;&quot;&quot;;IF([.C54]=[.F54];&quot;x&quot;;&quot;o&quot;))">
            <text:p/>
          </table:table-cell>
          <table:table-cell table:number-columns-repeated="20"/>
          <table:table-cell table:formula="of:=IF([.$C54]=&quot;&quot;;&quot;&quot;;1)">
            <text:p/>
          </table:table-cell>
          <table:table-cell table:style-name="ce13" table:formula="of:=IF([.$C54]=&quot;&quot;;&quot;&quot;;1)">
            <text:p/>
          </table:table-cell>
          <table:table-cell table:style-name="ce14" table:formula="of:=IF([.$C54]=&quot;&quot;;&quot;&quot;;1)">
            <text:p/>
          </table:table-cell>
          <table:table-cell table:formula="of:=IF([.$C54]=&quot;&quot;;&quot;&quot;;1)">
            <text:p/>
          </table:table-cell>
          <table:table-cell table:number-columns-repeated="992"/>
        </table:table-row>
        <table:table-row table:style-name="ro1">
          <table:table-cell/>
          <table:table-cell office:value-type="float" office:value="6947" calcext:value-type="float">
            <text:p>6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5]=&quot;&quot;;&quot;&quot;;IF([.C55]=[.F55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5]=&quot;&quot;;&quot;&quot;;1)" office:value-type="float" office:value="1" calcext:value-type="float">
            <text:p>1</text:p>
          </table:table-cell>
          <table:table-cell table:style-name="ce13" table:formula="of:=IF([.$C55]=&quot;&quot;;&quot;&quot;;1)" office:value-type="float" office:value="1" calcext:value-type="float">
            <text:p>1</text:p>
          </table:table-cell>
          <table:table-cell table:style-name="ce14" table:formula="of:=IF([.$C55]=&quot;&quot;;&quot;&quot;;1)" office:value-type="float" office:value="1" calcext:value-type="float">
            <text:p>1</text:p>
          </table:table-cell>
          <table:table-cell table:formula="of:=IF([.$C55]=&quot;&quot;;&quot;&quot;;1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48" calcext:value-type="float">
            <text:p>6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6]=&quot;&quot;;&quot;&quot;;IF([.C56]=[.F56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6]=&quot;&quot;;&quot;&quot;;1)" office:value-type="float" office:value="1" calcext:value-type="float">
            <text:p>1</text:p>
          </table:table-cell>
          <table:table-cell table:style-name="ce13" table:formula="of:=IF([.$C56]=&quot;&quot;;&quot;&quot;;1)" office:value-type="float" office:value="1" calcext:value-type="float">
            <text:p>1</text:p>
          </table:table-cell>
          <table:table-cell table:style-name="ce14" table:formula="of:=IF([.$C56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49" calcext:value-type="float">
            <text:p>69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7]=&quot;&quot;;&quot;&quot;;IF([.C57]=[.F5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7]=&quot;&quot;;&quot;&quot;;1)" office:value-type="float" office:value="1" calcext:value-type="float">
            <text:p>1</text:p>
          </table:table-cell>
          <table:table-cell table:style-name="ce13" table:formula="of:=IF([.$C57]=&quot;&quot;;&quot;&quot;;1)" office:value-type="float" office:value="1" calcext:value-type="float">
            <text:p>1</text:p>
          </table:table-cell>
          <table:table-cell table:style-name="ce14" table:formula="of:=IF([.$C57]=&quot;&quot;;&quot;&quot;;1)" office:value-type="float" office:value="1" calcext:value-type="float">
            <text:p>1</text:p>
          </table:table-cell>
          <table:table-cell table:formula="of:=IF([.$C57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8]=&quot;&quot;;&quot;&quot;;IF([.C58]=[.F5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8]=&quot;&quot;;&quot;&quot;;1)" office:value-type="float" office:value="1" calcext:value-type="float">
            <text:p>1</text:p>
          </table:table-cell>
          <table:table-cell table:style-name="ce13" table:formula="of:=IF([.$C58]=&quot;&quot;;&quot;&quot;;1)" office:value-type="float" office:value="1" calcext:value-type="float">
            <text:p>1</text:p>
          </table:table-cell>
          <table:table-cell table:style-name="ce14" table:formula="of:=IF([.$C58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d74</text:p>
          </table:table-cell>
          <table:table-cell table:number-columns-repeated="6"/>
          <table:table-cell table:formula="of:=IF([.C59]=&quot;&quot;;&quot;&quot;;IF([.C59]=[.F59];&quot;x&quot;;&quot;o&quot;))">
            <text:p/>
          </table:table-cell>
          <table:table-cell table:number-columns-repeated="20"/>
          <table:table-cell table:formula="of:=IF([.$C59]=&quot;&quot;;&quot;&quot;;1)">
            <text:p/>
          </table:table-cell>
          <table:table-cell table:style-name="ce13" table:formula="of:=IF([.$C59]=&quot;&quot;;&quot;&quot;;1)">
            <text:p/>
          </table:table-cell>
          <table:table-cell table:style-name="ce14" table:formula="of:=IF([.$C59]=&quot;&quot;;&quot;&quot;;1)">
            <text:p/>
          </table:table-cell>
          <table:table-cell table:formula="of:=IF([.$C59]=&quot;&quot;;&quot;&quot;;1)">
            <text:p/>
          </table:table-cell>
          <table:table-cell table:number-columns-repeated="992"/>
        </table:table-row>
        <table:table-row table:style-name="ro1">
          <table:table-cell/>
          <table:table-cell office:value-type="float" office:value="7016" calcext:value-type="float">
            <text:p>7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0]=&quot;&quot;;&quot;&quot;;IF([.C60]=[.F60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60]=&quot;&quot;;&quot;&quot;;1)" office:value-type="float" office:value="1" calcext:value-type="float">
            <text:p>1</text:p>
          </table:table-cell>
          <table:table-cell table:style-name="ce13" table:formula="of:=IF([.$C60]=&quot;&quot;;&quot;&quot;;1)" office:value-type="float" office:value="1" calcext:value-type="float">
            <text:p>1</text:p>
          </table:table-cell>
          <table:table-cell table:style-name="ce14" table:formula="of:=IF([.$C60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17" calcext:value-type="float">
            <text:p>7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1]=&quot;&quot;;&quot;&quot;;IF([.C61]=[.F6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1]=&quot;&quot;;&quot;&quot;;1)" office:value-type="float" office:value="1" calcext:value-type="float">
            <text:p>1</text:p>
          </table:table-cell>
          <table:table-cell table:style-name="ce13" table:formula="of:=IF([.$C61]=&quot;&quot;;&quot;&quot;;1)" office:value-type="float" office:value="1" calcext:value-type="float">
            <text:p>1</text:p>
          </table:table-cell>
          <table:table-cell table:style-name="ce14" table:formula="of:=IF([.$C61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7018" calcext:value-type="float">
            <text:p>7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2]=&quot;&quot;;&quot;&quot;;IF([.C62]=[.F62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2]=&quot;&quot;;&quot;&quot;;1)" office:value-type="float" office:value="1" calcext:value-type="float">
            <text:p>1</text:p>
          </table:table-cell>
          <table:table-cell table:style-name="ce13" table:formula="of:=IF([.$C62]=&quot;&quot;;&quot;&quot;;1)" office:value-type="float" office:value="1" calcext:value-type="float">
            <text:p>1</text:p>
          </table:table-cell>
          <table:table-cell table:style-name="ce14" table:formula="of:=IF([.$C62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19" calcext:value-type="float">
            <text:p>7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3]=&quot;&quot;;&quot;&quot;;IF([.C63]=[.F6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63]=&quot;&quot;;&quot;&quot;;1)" office:value-type="float" office:value="1" calcext:value-type="float">
            <text:p>1</text:p>
          </table:table-cell>
          <table:table-cell table:style-name="ce13" table:formula="of:=IF([.$C63]=&quot;&quot;;&quot;&quot;;1)" office:value-type="float" office:value="1" calcext:value-type="float">
            <text:p>1</text:p>
          </table:table-cell>
          <table:table-cell table:style-name="ce14" table:formula="of:=IF([.$C6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3ml</text:p>
          </table:table-cell>
          <table:table-cell table:number-columns-repeated="6"/>
          <table:table-cell table:formula="of:=IF([.C64]=&quot;&quot;;&quot;&quot;;IF([.C64]=[.F64];&quot;x&quot;;&quot;o&quot;))">
            <text:p/>
          </table:table-cell>
          <table:table-cell table:number-columns-repeated="20"/>
          <table:table-cell table:formula="of:=IF([.$C64]=&quot;&quot;;&quot;&quot;;1)">
            <text:p/>
          </table:table-cell>
          <table:table-cell table:style-name="ce13" table:formula="of:=IF([.$C64]=&quot;&quot;;&quot;&quot;;1)">
            <text:p/>
          </table:table-cell>
          <table:table-cell table:style-name="ce14" table:formula="of:=IF([.$C64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7004" calcext:value-type="float">
            <text:p>7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5]=&quot;&quot;;&quot;&quot;;IF([.C65]=[.F6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65]=&quot;&quot;;&quot;&quot;;1)" office:value-type="float" office:value="1" calcext:value-type="float">
            <text:p>1</text:p>
          </table:table-cell>
          <table:table-cell table:style-name="ce13" table:formula="of:=IF([.$C65]=&quot;&quot;;&quot;&quot;;1)" office:value-type="float" office:value="1" calcext:value-type="float">
            <text:p>1</text:p>
          </table:table-cell>
          <table:table-cell table:style-name="ce14" table:formula="of:=IF([.$C65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6]=&quot;&quot;;&quot;&quot;;IF([.C66]=[.F66];&quot;x&quot;;&quot;o&quot;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66]=&quot;&quot;;&quot;&quot;;1)" office:value-type="float" office:value="1" calcext:value-type="float">
            <text:p>1</text:p>
          </table:table-cell>
          <table:table-cell table:style-name="ce13" table:formula="of:=IF([.$C66]=&quot;&quot;;&quot;&quot;;1)" office:value-type="float" office:value="1" calcext:value-type="float">
            <text:p>1</text:p>
          </table:table-cell>
          <table:table-cell table:style-name="ce14" table:formula="of:=IF([.$C6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06" calcext:value-type="float">
            <text:p>7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7]=&quot;&quot;;&quot;&quot;;IF([.C67]=[.F67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7]=&quot;&quot;;&quot;&quot;;1)" office:value-type="float" office:value="1" calcext:value-type="float">
            <text:p>1</text:p>
          </table:table-cell>
          <table:table-cell table:style-name="ce13" table:formula="of:=IF([.$C67]=&quot;&quot;;&quot;&quot;;1)" office:value-type="float" office:value="1" calcext:value-type="float">
            <text:p>1</text:p>
          </table:table-cell>
          <table:table-cell table:style-name="ce14" table:formula="of:=IF([.$C67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07" calcext:value-type="float">
            <text:p>7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8]=&quot;&quot;;&quot;&quot;;IF([.C68]=[.F68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68]=&quot;&quot;;&quot;&quot;;1)" office:value-type="float" office:value="1" calcext:value-type="float">
            <text:p>1</text:p>
          </table:table-cell>
          <table:table-cell table:style-name="ce13" table:formula="of:=IF([.$C68]=&quot;&quot;;&quot;&quot;;1)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bsh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69]=&quot;&quot;;&quot;&quot;;IF([.C69]=[.F69];&quot;x&quot;;&quot;o&quot;))">
            <text:p/>
          </table:table-cell>
          <table:table-cell table:number-columns-repeated="20"/>
          <table:table-cell table:formula="of:=IF([.$C69]=&quot;&quot;;&quot;&quot;;1)">
            <text:p/>
          </table:table-cell>
          <table:table-cell table:style-name="ce13" table:formula="of:=IF([.$C69]=&quot;&quot;;&quot;&quot;;1)">
            <text:p/>
          </table:table-cell>
          <table:table-cell table:style-name="ce14" table:formula="of:=IF([.$C69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58" calcext:value-type="float">
            <text:p>6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0]=&quot;&quot;;&quot;&quot;;IF([.C70]=[.F70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0]=&quot;&quot;;&quot;&quot;;1)" office:value-type="float" office:value="1" calcext:value-type="float">
            <text:p>1</text:p>
          </table:table-cell>
          <table:table-cell table:style-name="ce13" table:formula="of:=IF([.$C70]=&quot;&quot;;&quot;&quot;;1)" office:value-type="float" office:value="1" calcext:value-type="float">
            <text:p>1</text:p>
          </table:table-cell>
          <table:table-cell table:style-name="ce14" table:formula="of:=IF([.$C70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59" calcext:value-type="float">
            <text:p>6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1]=&quot;&quot;;&quot;&quot;;IF([.C71]=[.F7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1]=&quot;&quot;;&quot;&quot;;1)" office:value-type="float" office:value="1" calcext:value-type="float">
            <text:p>1</text:p>
          </table:table-cell>
          <table:table-cell table:style-name="ce13" table:formula="of:=IF([.$C71]=&quot;&quot;;&quot;&quot;;1)" office:value-type="float" office:value="1" calcext:value-type="float">
            <text:p>1</text:p>
          </table:table-cell>
          <table:table-cell table:style-name="ce14" table:formula="of:=IF([.$C71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60" calcext:value-type="float">
            <text:p>6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2]=&quot;&quot;;&quot;&quot;;IF([.C72]=[.F7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72]=&quot;&quot;;&quot;&quot;;1)" office:value-type="float" office:value="1" calcext:value-type="float">
            <text:p>1</text:p>
          </table:table-cell>
          <table:table-cell table:style-name="ce13" table:formula="of:=IF([.$C72]=&quot;&quot;;&quot;&quot;;1)" office:value-type="float" office:value="1" calcext:value-type="float">
            <text:p>1</text:p>
          </table:table-cell>
          <table:table-cell table:style-name="ce14" table:formula="of:=IF([.$C72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3]=&quot;&quot;;&quot;&quot;;IF([.C73]=[.F73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3]=&quot;&quot;;&quot;&quot;;1)" office:value-type="float" office:value="1" calcext:value-type="float">
            <text:p>1</text:p>
          </table:table-cell>
          <table:table-cell table:style-name="ce13" table:formula="of:=IF([.$C73]=&quot;&quot;;&quot;&quot;;1)" office:value-type="float" office:value="1" calcext:value-type="float">
            <text:p>1</text:p>
          </table:table-cell>
          <table:table-cell table:style-name="ce14" table:formula="of:=IF([.$C7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4]=&quot;&quot;;&quot;&quot;;IF([.C74]=[.F74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74]=&quot;&quot;;&quot;&quot;;1)" office:value-type="float" office:value="1" calcext:value-type="float">
            <text:p>1</text:p>
          </table:table-cell>
          <table:table-cell table:style-name="ce13" table:formula="of:=IF([.$C74]=&quot;&quot;;&quot;&quot;;1)" office:value-type="float" office:value="1" calcext:value-type="float">
            <text:p>1</text:p>
          </table:table-cell>
          <table:table-cell table:style-name="ce14" table:formula="of:=IF([.$C74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r8n</text:p>
          </table:table-cell>
          <table:table-cell table:number-columns-repeated="6"/>
          <table:table-cell table:formula="of:=IF([.C75]=&quot;&quot;;&quot;&quot;;IF([.C75]=[.F75];&quot;x&quot;;&quot;o&quot;))">
            <text:p/>
          </table:table-cell>
          <table:table-cell table:number-columns-repeated="20"/>
          <table:table-cell table:formula="of:=IF([.$C75]=&quot;&quot;;&quot;&quot;;1)">
            <text:p/>
          </table:table-cell>
          <table:table-cell table:style-name="ce13" table:formula="of:=IF([.$C75]=&quot;&quot;;&quot;&quot;;1)">
            <text:p/>
          </table:table-cell>
          <table:table-cell table:style-name="ce14" table:formula="of:=IF([.$C75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63" calcext:value-type="float">
            <text:p>6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6]=&quot;&quot;;&quot;&quot;;IF([.C76]=[.F7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76]=&quot;&quot;;&quot;&quot;;1)" office:value-type="float" office:value="1" calcext:value-type="float">
            <text:p>1</text:p>
          </table:table-cell>
          <table:table-cell table:style-name="ce13" table:formula="of:=IF([.$C76]=&quot;&quot;;&quot;&quot;;1)" office:value-type="float" office:value="1" calcext:value-type="float">
            <text:p>1</text:p>
          </table:table-cell>
          <table:table-cell table:style-name="ce14" table:formula="of:=IF([.$C7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64" calcext:value-type="float">
            <text:p>6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7]=&quot;&quot;;&quot;&quot;;IF([.C77]=[.F77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7]=&quot;&quot;;&quot;&quot;;1)" office:value-type="float" office:value="1" calcext:value-type="float">
            <text:p>1</text:p>
          </table:table-cell>
          <table:table-cell table:style-name="ce13" table:formula="of:=IF([.$C77]=&quot;&quot;;&quot;&quot;;1)" office:value-type="float" office:value="1" calcext:value-type="float">
            <text:p>1</text:p>
          </table:table-cell>
          <table:table-cell table:style-name="ce14" table:formula="of:=IF([.$C77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65" calcext:value-type="float">
            <text:p>6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8]=&quot;&quot;;&quot;&quot;;IF([.C78]=[.F78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78]=&quot;&quot;;&quot;&quot;;1)" office:value-type="float" office:value="1" calcext:value-type="float">
            <text:p>1</text:p>
          </table:table-cell>
          <table:table-cell table:style-name="ce13" table:formula="of:=IF([.$C78]=&quot;&quot;;&quot;&quot;;1)" office:value-type="float" office:value="1" calcext:value-type="float">
            <text:p>1</text:p>
          </table:table-cell>
          <table:table-cell table:style-name="ce14" table:formula="of:=IF([.$C78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66" calcext:value-type="float">
            <text:p>6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9]=&quot;&quot;;&quot;&quot;;IF([.C79]=[.F79];&quot;x&quot;;&quot;o&quot;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79]=&quot;&quot;;&quot;&quot;;1)" office:value-type="float" office:value="1" calcext:value-type="float">
            <text:p>1</text:p>
          </table:table-cell>
          <table:table-cell table:style-name="ce13" table:formula="of:=IF([.$C79]=&quot;&quot;;&quot;&quot;;1)" office:value-type="float" office:value="1" calcext:value-type="float">
            <text:p>1</text:p>
          </table:table-cell>
          <table:table-cell table:style-name="ce14" table:formula="of:=IF([.$C79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9rw</text:p>
          </table:table-cell>
          <table:table-cell table:number-columns-repeated="6"/>
          <table:table-cell table:formula="of:=IF([.C80]=&quot;&quot;;&quot;&quot;;IF([.C80]=[.F80];&quot;x&quot;;&quot;o&quot;))">
            <text:p/>
          </table:table-cell>
          <table:table-cell table:number-columns-repeated="20"/>
          <table:table-cell table:formula="of:=IF([.$C80]=&quot;&quot;;&quot;&quot;;1)">
            <text:p/>
          </table:table-cell>
          <table:table-cell table:style-name="ce13" table:formula="of:=IF([.$C80]=&quot;&quot;;&quot;&quot;;1)">
            <text:p/>
          </table:table-cell>
          <table:table-cell table:style-name="ce14" table:formula="of:=IF([.$C80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67" calcext:value-type="float">
            <text:p>6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1]=&quot;&quot;;&quot;&quot;;IF([.C81]=[.F81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81]=&quot;&quot;;&quot;&quot;;1)" office:value-type="float" office:value="1" calcext:value-type="float">
            <text:p>1</text:p>
          </table:table-cell>
          <table:table-cell table:style-name="ce13" table:formula="of:=IF([.$C81]=&quot;&quot;;&quot;&quot;;1)" office:value-type="float" office:value="1" calcext:value-type="float">
            <text:p>1</text:p>
          </table:table-cell>
          <table:table-cell table:style-name="ce14" table:formula="of:=IF([.$C81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68" calcext:value-type="float">
            <text:p>6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2]=&quot;&quot;;&quot;&quot;;IF([.C82]=[.F8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82]=&quot;&quot;;&quot;&quot;;1)" office:value-type="float" office:value="1" calcext:value-type="float">
            <text:p>1</text:p>
          </table:table-cell>
          <table:table-cell table:style-name="ce13" table:formula="of:=IF([.$C82]=&quot;&quot;;&quot;&quot;;1)" office:value-type="float" office:value="1" calcext:value-type="float">
            <text:p>1</text:p>
          </table:table-cell>
          <table:table-cell table:style-name="ce14" table:formula="of:=IF([.$C82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a2m</text:p>
          </table:table-cell>
          <table:table-cell table:number-columns-repeated="6"/>
          <table:table-cell table:formula="of:=IF([.C83]=&quot;&quot;;&quot;&quot;;IF([.C83]=[.F83];&quot;x&quot;;&quot;o&quot;))">
            <text:p/>
          </table:table-cell>
          <table:table-cell table:number-columns-repeated="20"/>
          <table:table-cell table:formula="of:=IF([.$C83]=&quot;&quot;;&quot;&quot;;1)">
            <text:p/>
          </table:table-cell>
          <table:table-cell table:style-name="ce13" table:formula="of:=IF([.$C83]=&quot;&quot;;&quot;&quot;;1)">
            <text:p/>
          </table:table-cell>
          <table:table-cell table:style-name="ce14" table:formula="of:=IF([.$C83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69" calcext:value-type="float">
            <text:p>69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4]=&quot;&quot;;&quot;&quot;;IF([.C84]=[.F8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84]=&quot;&quot;;&quot;&quot;;1)" office:value-type="float" office:value="1" calcext:value-type="float">
            <text:p>1</text:p>
          </table:table-cell>
          <table:table-cell table:style-name="ce13" table:formula="of:=IF([.$C84]=&quot;&quot;;&quot;&quot;;1)" office:value-type="float" office:value="1" calcext:value-type="float">
            <text:p>1</text:p>
          </table:table-cell>
          <table:table-cell table:style-name="ce14" table:formula="of:=IF([.$C84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70" calcext:value-type="float">
            <text:p>69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5]=&quot;&quot;;&quot;&quot;;IF([.C85]=[.F85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 2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IF([.$C85]=&quot;&quot;;&quot;&quot;;1)" office:value-type="float" office:value="1" calcext:value-type="float">
            <text:p>1</text:p>
          </table:table-cell>
          <table:table-cell table:style-name="ce13" table:formula="of:=IF([.$C85]=&quot;&quot;;&quot;&quot;;1)" office:value-type="float" office:value="1" calcext:value-type="float">
            <text:p>1</text:p>
          </table:table-cell>
          <table:table-cell table:style-name="ce14" table:formula="of:=IF([.$C85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6]=&quot;&quot;;&quot;&quot;;IF([.C86]=[.F8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table:formula="of:=IF([.$C86]=&quot;&quot;;&quot;&quot;;1)" office:value-type="float" office:value="1" calcext:value-type="float">
            <text:p>1</text:p>
          </table:table-cell>
          <table:table-cell table:style-name="ce13" table:formula="of:=IF([.$C86]=&quot;&quot;;&quot;&quot;;1)" office:value-type="float" office:value="1" calcext:value-type="float">
            <text:p>1</text:p>
          </table:table-cell>
          <table:table-cell table:style-name="ce14" table:formula="of:=IF([.$C8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195x</text:p>
          </table:table-cell>
          <table:table-cell table:number-columns-repeated="6"/>
          <table:table-cell table:formula="of:=IF([.C87]=&quot;&quot;;&quot;&quot;;IF([.C87]=[.F87];&quot;x&quot;;&quot;o&quot;))">
            <text:p/>
          </table:table-cell>
          <table:table-cell table:number-columns-repeated="20"/>
          <table:table-cell table:formula="of:=IF([.$C87]=&quot;&quot;;&quot;&quot;;1)">
            <text:p/>
          </table:table-cell>
          <table:table-cell table:style-name="ce13" table:formula="of:=IF([.$C87]=&quot;&quot;;&quot;&quot;;1)">
            <text:p/>
          </table:table-cell>
          <table:table-cell table:style-name="ce14" table:formula="of:=IF([.$C87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72" calcext:value-type="float">
            <text:p>6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88]=&quot;&quot;;&quot;&quot;;IF([.C88]=[.F8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88]=&quot;&quot;;&quot;&quot;;1)" office:value-type="float" office:value="1" calcext:value-type="float">
            <text:p>1</text:p>
          </table:table-cell>
          <table:table-cell table:style-name="ce13" table:formula="of:=IF([.$C88]=&quot;&quot;;&quot;&quot;;1)" office:value-type="float" office:value="1" calcext:value-type="float">
            <text:p>1</text:p>
          </table:table-cell>
          <table:table-cell table:style-name="ce14" table:formula="of:=IF([.$C88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73" calcext:value-type="float">
            <text:p>6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89]=&quot;&quot;;&quot;&quot;;IF([.C89]=[.F8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89]=&quot;&quot;;&quot;&quot;;1)" office:value-type="float" office:value="1" calcext:value-type="float">
            <text:p>1</text:p>
          </table:table-cell>
          <table:table-cell table:style-name="ce13" table:formula="of:=IF([.$C89]=&quot;&quot;;&quot;&quot;;1)" office:value-type="float" office:value="1" calcext:value-type="float">
            <text:p>1</text:p>
          </table:table-cell>
          <table:table-cell table:style-name="ce14" table:formula="of:=IF([.$C89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74" calcext:value-type="float">
            <text:p>6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0]=&quot;&quot;;&quot;&quot;;IF([.C90]=[.F90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90]=&quot;&quot;;&quot;&quot;;1)" office:value-type="float" office:value="1" calcext:value-type="float">
            <text:p>1</text:p>
          </table:table-cell>
          <table:table-cell table:style-name="ce13" table:formula="of:=IF([.$C90]=&quot;&quot;;&quot;&quot;;1)" office:value-type="float" office:value="1" calcext:value-type="float">
            <text:p>1</text:p>
          </table:table-cell>
          <table:table-cell table:style-name="ce14" table:formula="of:=IF([.$C90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1]=&quot;&quot;;&quot;&quot;;IF([.C91]=[.F9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91]=&quot;&quot;;&quot;&quot;;1)" office:value-type="float" office:value="1" calcext:value-type="float">
            <text:p>1</text:p>
          </table:table-cell>
          <table:table-cell table:style-name="ce13" table:formula="of:=IF([.$C91]=&quot;&quot;;&quot;&quot;;1)" office:value-type="float" office:value="1" calcext:value-type="float">
            <text:p>1</text:p>
          </table:table-cell>
          <table:table-cell table:style-name="ce14" table:formula="of:=IF([.$C91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e28</text:p>
          </table:table-cell>
          <table:table-cell table:number-columns-repeated="6"/>
          <table:table-cell table:formula="of:=IF([.C92]=&quot;&quot;;&quot;&quot;;IF([.C92]=[.F92];&quot;x&quot;;&quot;o&quot;))">
            <text:p/>
          </table:table-cell>
          <table:table-cell table:number-columns-repeated="20"/>
          <table:table-cell table:formula="of:=IF([.$C92]=&quot;&quot;;&quot;&quot;;1)">
            <text:p/>
          </table:table-cell>
          <table:table-cell table:style-name="ce13" table:formula="of:=IF([.$C92]=&quot;&quot;;&quot;&quot;;1)">
            <text:p/>
          </table:table-cell>
          <table:table-cell table:style-name="ce14" table:formula="of:=IF([.$C92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76" calcext:value-type="float">
            <text:p>6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3]=&quot;&quot;;&quot;&quot;;IF([.C93]=[.F9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93]=&quot;&quot;;&quot;&quot;;1)" office:value-type="float" office:value="1" calcext:value-type="float">
            <text:p>1</text:p>
          </table:table-cell>
          <table:table-cell table:style-name="ce13" table:formula="of:=IF([.$C93]=&quot;&quot;;&quot;&quot;;1)" office:value-type="float" office:value="1" calcext:value-type="float">
            <text:p>1</text:p>
          </table:table-cell>
          <table:table-cell table:style-name="ce14" table:formula="of:=IF([.$C93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77" calcext:value-type="float">
            <text:p>6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4]=&quot;&quot;;&quot;&quot;;IF([.C94]=[.F94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94]=&quot;&quot;;&quot;&quot;;1)" office:value-type="float" office:value="1" calcext:value-type="float">
            <text:p>1</text:p>
          </table:table-cell>
          <table:table-cell table:style-name="ce13" table:formula="of:=IF([.$C94]=&quot;&quot;;&quot;&quot;;1)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gae</text:p>
          </table:table-cell>
          <table:table-cell table:number-columns-repeated="6"/>
          <table:table-cell table:formula="of:=IF([.C95]=&quot;&quot;;&quot;&quot;;IF([.C95]=[.F95];&quot;x&quot;;&quot;o&quot;))">
            <text:p/>
          </table:table-cell>
          <table:table-cell table:number-columns-repeated="20"/>
          <table:table-cell table:formula="of:=IF([.$C95]=&quot;&quot;;&quot;&quot;;1)">
            <text:p/>
          </table:table-cell>
          <table:table-cell table:style-name="ce13" table:formula="of:=IF([.$C95]=&quot;&quot;;&quot;&quot;;1)">
            <text:p/>
          </table:table-cell>
          <table:table-cell table:style-name="ce14" table:formula="of:=IF([.$C95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78" calcext:value-type="float">
            <text:p>6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6]=&quot;&quot;;&quot;&quot;;IF([.C96]=[.F96];&quot;x&quot;;&quot;o&quot;))" office:value-type="string" office:string-value="x" calcext:value-type="string">
            <text:p>x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79" calcext:value-type="float">
            <text:p>6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7]=&quot;&quot;;&quot;&quot;;IF([.C97]=[.F97];&quot;x&quot;;&quot;o&quot;))" office:value-type="string" office:string-value="x" calcext:value-type="string">
            <text:p>x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80" calcext:value-type="float">
            <text:p>6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8]=&quot;&quot;;&quot;&quot;;IF([.C98]=[.F98];&quot;x&quot;;&quot;o&quot;))" office:value-type="string" office:string-value="o" calcext:value-type="string">
            <text:p>o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SW0002jo0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99]=&quot;&quot;;&quot;&quot;;IF([.C99]=[.F99];&quot;x&quot;;&quot;o&quot;))">
            <text:p/>
          </table:table-cell>
          <table:table-cell table:number-columns-repeated="20"/>
          <table:table-cell table:formula="of:=IF([.$C99]=&quot;&quot;;&quot;&quot;;1)">
            <text:p/>
          </table:table-cell>
          <table:table-cell table:style-name="ce13" table:formula="of:=IF([.$C99]=&quot;&quot;;&quot;&quot;;1)">
            <text:p/>
          </table:table-cell>
          <table:table-cell table:style-name="ce14" table:formula="of:=IF([.$C99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81" calcext:value-type="float">
            <text:p>6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0]=&quot;&quot;;&quot;&quot;;IF([.C100]=[.F10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0]=&quot;&quot;;&quot;&quot;;1)" office:value-type="float" office:value="1" calcext:value-type="float">
            <text:p>1</text:p>
          </table:table-cell>
          <table:table-cell table:style-name="ce13" table:formula="of:=IF([.$C100]=&quot;&quot;;&quot;&quot;;1)" office:value-type="float" office:value="1" calcext:value-type="float">
            <text:p>1</text:p>
          </table:table-cell>
          <table:table-cell table:style-name="ce14" table:formula="of:=IF([.$C100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1]=&quot;&quot;;&quot;&quot;;IF([.C101]=[.F101];&quot;x&quot;;&quot;o&quot;))" office:value-type="string" office:string-value="o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office:value-type="string" calcext:value-type="string">
            <text:p>UI fai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table:formula="of:=IF([.$C101]=&quot;&quot;;&quot;&quot;;1)" office:value-type="float" office:value="1" calcext:value-type="float">
            <text:p>1</text:p>
          </table:table-cell>
          <table:table-cell table:style-name="ce13" table:formula="of:=IF([.$C101]=&quot;&quot;;&quot;&quot;;1)" office:value-type="float" office:value="1" calcext:value-type="float">
            <text:p>1</text:p>
          </table:table-cell>
          <table:table-cell table:style-name="ce14" table:formula="of:=IF([.$C101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83" calcext:value-type="float">
            <text:p>6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2]=&quot;&quot;;&quot;&quot;;IF([.C102]=[.F10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2]=&quot;&quot;;&quot;&quot;;1)" office:value-type="float" office:value="1" calcext:value-type="float">
            <text:p>1</text:p>
          </table:table-cell>
          <table:table-cell table:style-name="ce13" table:formula="of:=IF([.$C102]=&quot;&quot;;&quot;&quot;;1)" office:value-type="float" office:value="1" calcext:value-type="float">
            <text:p>1</text:p>
          </table:table-cell>
          <table:table-cell table:style-name="ce14" table:formula="of:=IF([.$C102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84" calcext:value-type="float">
            <text:p>6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3]=&quot;&quot;;&quot;&quot;;IF([.C103]=[.F10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3]=&quot;&quot;;&quot;&quot;;1)" office:value-type="float" office:value="1" calcext:value-type="float">
            <text:p>1</text:p>
          </table:table-cell>
          <table:table-cell table:style-name="ce13" table:formula="of:=IF([.$C103]=&quot;&quot;;&quot;&quot;;1)" office:value-type="float" office:value="1" calcext:value-type="float">
            <text:p>1</text:p>
          </table:table-cell>
          <table:table-cell table:style-name="ce14" table:formula="of:=IF([.$C10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4nfh</text:p>
          </table:table-cell>
          <table:table-cell table:number-columns-repeated="6"/>
          <table:table-cell table:formula="of:=IF([.C104]=&quot;&quot;;&quot;&quot;;IF([.C104]=[.F104];&quot;x&quot;;&quot;o&quot;))">
            <text:p/>
          </table:table-cell>
          <table:table-cell table:number-columns-repeated="20"/>
          <table:table-cell table:formula="of:=IF([.$C104]=&quot;&quot;;&quot;&quot;;1)">
            <text:p/>
          </table:table-cell>
          <table:table-cell table:style-name="ce13" table:formula="of:=IF([.$C104]=&quot;&quot;;&quot;&quot;;1)">
            <text:p/>
          </table:table-cell>
          <table:table-cell table:style-name="ce14" table:formula="of:=IF([.$C104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85" calcext:value-type="float">
            <text:p>6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5]=&quot;&quot;;&quot;&quot;;IF([.C105]=[.F10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table:formula="of:=IF([.$C105]=&quot;&quot;;&quot;&quot;;1)" office:value-type="float" office:value="1" calcext:value-type="float">
            <text:p>1</text:p>
          </table:table-cell>
          <table:table-cell table:style-name="ce13" table:formula="of:=IF([.$C105]=&quot;&quot;;&quot;&quot;;1)" office:value-type="float" office:value="1" calcext:value-type="float">
            <text:p>1</text:p>
          </table:table-cell>
          <table:table-cell table:style-name="ce14" table:formula="of:=IF([.$C105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6]=&quot;&quot;;&quot;&quot;;IF([.C106]=[.F10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106]=&quot;&quot;;&quot;&quot;;1)" office:value-type="float" office:value="1" calcext:value-type="float">
            <text:p>1</text:p>
          </table:table-cell>
          <table:table-cell table:style-name="ce13" table:formula="of:=IF([.$C106]=&quot;&quot;;&quot;&quot;;1)" office:value-type="float" office:value="1" calcext:value-type="float">
            <text:p>1</text:p>
          </table:table-cell>
          <table:table-cell table:style-name="ce14" table:formula="of:=IF([.$C10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87" calcext:value-type="float">
            <text:p>6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7]=&quot;&quot;;&quot;&quot;;IF([.C107]=[.F107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7]=&quot;&quot;;&quot;&quot;;1)" office:value-type="float" office:value="1" calcext:value-type="float">
            <text:p>1</text:p>
          </table:table-cell>
          <table:table-cell table:style-name="ce13" table:formula="of:=IF([.$C107]=&quot;&quot;;&quot;&quot;;1)" office:value-type="float" office:value="1" calcext:value-type="float">
            <text:p>1</text:p>
          </table:table-cell>
          <table:table-cell table:style-name="ce14" table:formula="of:=IF([.$C107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8]=&quot;&quot;;&quot;&quot;;IF([.C108]=[.F108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108]=&quot;&quot;;&quot;&quot;;1)" office:value-type="float" office:value="1" calcext:value-type="float">
            <text:p>1</text:p>
          </table:table-cell>
          <table:table-cell table:style-name="ce13" table:formula="of:=IF([.$C108]=&quot;&quot;;&quot;&quot;;1)" office:value-type="float" office:value="1" calcext:value-type="float">
            <text:p>1</text:p>
          </table:table-cell>
          <table:table-cell table:style-name="ce14" table:formula="of:=IF([.$C108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4k0</text:p>
          </table:table-cell>
          <table:table-cell table:number-columns-repeated="6"/>
          <table:table-cell table:formula="of:=IF([.C109]=&quot;&quot;;&quot;&quot;;IF([.C109]=[.F109];&quot;x&quot;;&quot;o&quot;))">
            <text:p/>
          </table:table-cell>
          <table:table-cell table:number-columns-repeated="20"/>
          <table:table-cell table:formula="of:=IF([.$C109]=&quot;&quot;;&quot;&quot;;1)">
            <text:p/>
          </table:table-cell>
          <table:table-cell table:style-name="ce13" table:formula="of:=IF([.$C109]=&quot;&quot;;&quot;&quot;;1)">
            <text:p/>
          </table:table-cell>
          <table:table-cell table:style-name="ce14" table:formula="of:=IF([.$C109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89" calcext:value-type="float">
            <text:p>6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10]=&quot;&quot;;&quot;&quot;;IF([.C110]=[.F110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0]=&quot;&quot;;&quot;&quot;;1)" office:value-type="float" office:value="1" calcext:value-type="float">
            <text:p>1</text:p>
          </table:table-cell>
          <table:table-cell table:style-name="ce13" table:formula="of:=IF([.$C110]=&quot;&quot;;&quot;&quot;;1)" office:value-type="float" office:value="1" calcext:value-type="float">
            <text:p>1</text:p>
          </table:table-cell>
          <table:table-cell table:style-name="ce14" table:formula="of:=IF([.$C110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SW0004oux</text:p>
          </table:table-cell>
          <table:table-cell table:number-columns-repeated="6"/>
          <table:table-cell table:formula="of:=IF([.C111]=&quot;&quot;;&quot;&quot;;IF([.C111]=[.F111];&quot;x&quot;;&quot;o&quot;))">
            <text:p/>
          </table:table-cell>
          <table:table-cell table:number-columns-repeated="20"/>
          <table:table-cell table:formula="of:=IF([.$C111]=&quot;&quot;;&quot;&quot;;1)">
            <text:p/>
          </table:table-cell>
          <table:table-cell table:style-name="ce13" table:formula="of:=IF([.$C111]=&quot;&quot;;&quot;&quot;;1)">
            <text:p/>
          </table:table-cell>
          <table:table-cell table:style-name="ce14" table:formula="of:=IF([.$C111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90" calcext:value-type="float">
            <text:p>6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2]=&quot;&quot;;&quot;&quot;;IF([.C112]=[.F11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2]=&quot;&quot;;&quot;&quot;;1)" office:value-type="float" office:value="1" calcext:value-type="float">
            <text:p>1</text:p>
          </table:table-cell>
          <table:table-cell table:style-name="ce13" table:formula="of:=IF([.$C112]=&quot;&quot;;&quot;&quot;;1)" office:value-type="float" office:value="1" calcext:value-type="float">
            <text:p>1</text:p>
          </table:table-cell>
          <table:table-cell table:style-name="ce14" table:formula="of:=IF([.$C112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91" calcext:value-type="float">
            <text:p>6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3]=&quot;&quot;;&quot;&quot;;IF([.C113]=[.F11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3]=&quot;&quot;;&quot;&quot;;1)" office:value-type="float" office:value="1" calcext:value-type="float">
            <text:p>1</text:p>
          </table:table-cell>
          <table:table-cell table:style-name="ce13" table:formula="of:=IF([.$C113]=&quot;&quot;;&quot;&quot;;1)" office:value-type="float" office:value="1" calcext:value-type="float">
            <text:p>1</text:p>
          </table:table-cell>
          <table:table-cell table:style-name="ce14" table:formula="of:=IF([.$C11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4]=&quot;&quot;;&quot;&quot;;IF([.C114]=[.F11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114]=&quot;&quot;;&quot;&quot;;1)" office:value-type="float" office:value="1" calcext:value-type="float">
            <text:p>1</text:p>
          </table:table-cell>
          <table:table-cell table:style-name="ce13" table:formula="of:=IF([.$C114]=&quot;&quot;;&quot;&quot;;1)" office:value-type="float" office:value="1" calcext:value-type="float">
            <text:p>1</text:p>
          </table:table-cell>
          <table:table-cell table:style-name="ce14" table:formula="of:=IF([.$C114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93" calcext:value-type="float">
            <text:p>6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5]=&quot;&quot;;&quot;&quot;;IF([.C115]=[.F11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115]=&quot;&quot;;&quot;&quot;;1)" office:value-type="float" office:value="1" calcext:value-type="float">
            <text:p>1</text:p>
          </table:table-cell>
          <table:table-cell table:style-name="ce13" table:formula="of:=IF([.$C115]=&quot;&quot;;&quot;&quot;;1)" office:value-type="float" office:value="1" calcext:value-type="float">
            <text:p>1</text:p>
          </table:table-cell>
          <table:table-cell table:style-name="ce14" table:formula="of:=IF([.$C115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94" calcext:value-type="float">
            <text:p>6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6]=&quot;&quot;;&quot;&quot;;IF([.C116]=[.F11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6]=&quot;&quot;;&quot;&quot;;1)" office:value-type="float" office:value="1" calcext:value-type="float">
            <text:p>1</text:p>
          </table:table-cell>
          <table:table-cell table:style-name="ce13" table:formula="of:=IF([.$C116]=&quot;&quot;;&quot;&quot;;1)" office:value-type="float" office:value="1" calcext:value-type="float">
            <text:p>1</text:p>
          </table:table-cell>
          <table:table-cell table:style-name="ce14" table:formula="of:=IF([.$C116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95" calcext:value-type="float">
            <text:p>6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7]=&quot;&quot;;&quot;&quot;;IF([.C117]=[.F11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7]=&quot;&quot;;&quot;&quot;;1)" office:value-type="float" office:value="1" calcext:value-type="float">
            <text:p>1</text:p>
          </table:table-cell>
          <table:table-cell table:style-name="ce13" table:formula="of:=IF([.$C117]=&quot;&quot;;&quot;&quot;;1)" office:value-type="float" office:value="1" calcext:value-type="float">
            <text:p>1</text:p>
          </table:table-cell>
          <table:table-cell table:style-name="ce14" table:formula="of:=IF([.$C117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sym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118]=&quot;&quot;;&quot;&quot;;IF([.C118]=[.F118];&quot;x&quot;;&quot;o&quot;))">
            <text:p/>
          </table:table-cell>
          <table:table-cell table:number-columns-repeated="20"/>
          <table:table-cell table:formula="of:=IF([.$C118]=&quot;&quot;;&quot;&quot;;1)">
            <text:p/>
          </table:table-cell>
          <table:table-cell table:style-name="ce13" table:formula="of:=IF([.$C118]=&quot;&quot;;&quot;&quot;;1)">
            <text:p/>
          </table:table-cell>
          <table:table-cell table:style-name="ce14" table:formula="of:=IF([.$C118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96" calcext:value-type="float">
            <text:p>6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9]=&quot;&quot;;&quot;&quot;;IF([.C119]=[.F11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9]=&quot;&quot;;&quot;&quot;;1)" office:value-type="float" office:value="1" calcext:value-type="float">
            <text:p>1</text:p>
          </table:table-cell>
          <table:table-cell table:style-name="ce13" table:formula="of:=IF([.$C119]=&quot;&quot;;&quot;&quot;;1)" office:value-type="float" office:value="1" calcext:value-type="float">
            <text:p>1</text:p>
          </table:table-cell>
          <table:table-cell table:style-name="ce14" table:formula="of:=IF([.$C119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0]=&quot;&quot;;&quot;&quot;;IF([.C120]=[.F12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0]=&quot;&quot;;&quot;&quot;;1)" office:value-type="float" office:value="1" calcext:value-type="float">
            <text:p>1</text:p>
          </table:table-cell>
          <table:table-cell table:style-name="ce13" table:formula="of:=IF([.$C120]=&quot;&quot;;&quot;&quot;;1)" office:value-type="float" office:value="1" calcext:value-type="float">
            <text:p>1</text:p>
          </table:table-cell>
          <table:table-cell table:style-name="ce14" table:formula="of:=IF([.$C120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98" calcext:value-type="float">
            <text:p>6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1]=&quot;&quot;;&quot;&quot;;IF([.C121]=[.F121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1]=&quot;&quot;;&quot;&quot;;1)" office:value-type="float" office:value="1" calcext:value-type="float">
            <text:p>1</text:p>
          </table:table-cell>
          <table:table-cell table:style-name="ce13" table:formula="of:=IF([.$C121]=&quot;&quot;;&quot;&quot;;1)" office:value-type="float" office:value="1" calcext:value-type="float">
            <text:p>1</text:p>
          </table:table-cell>
          <table:table-cell table:style-name="ce14" table:formula="of:=IF([.$C121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a8c</text:p>
          </table:table-cell>
          <table:table-cell table:number-columns-repeated="6"/>
          <table:table-cell table:formula="of:=IF([.C122]=&quot;&quot;;&quot;&quot;;IF([.C122]=[.F122];&quot;x&quot;;&quot;o&quot;))">
            <text:p/>
          </table:table-cell>
          <table:table-cell table:number-columns-repeated="20"/>
          <table:table-cell table:formula="of:=IF([.$C122]=&quot;&quot;;&quot;&quot;;1)">
            <text:p/>
          </table:table-cell>
          <table:table-cell table:style-name="ce13" table:formula="of:=IF([.$C122]=&quot;&quot;;&quot;&quot;;1)">
            <text:p/>
          </table:table-cell>
          <table:table-cell table:style-name="ce14" table:formula="of:=IF([.$C122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99" calcext:value-type="float">
            <text:p>6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3]=&quot;&quot;;&quot;&quot;;IF([.C123]=[.F12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23]=&quot;&quot;;&quot;&quot;;1)" office:value-type="float" office:value="1" calcext:value-type="float">
            <text:p>1</text:p>
          </table:table-cell>
          <table:table-cell table:style-name="ce13" table:formula="of:=IF([.$C123]=&quot;&quot;;&quot;&quot;;1)" office:value-type="float" office:value="1" calcext:value-type="float">
            <text:p>1</text:p>
          </table:table-cell>
          <table:table-cell table:style-name="ce14" table:formula="of:=IF([.$C12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4]=&quot;&quot;;&quot;&quot;;IF([.C124]=[.F12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4]=&quot;&quot;;&quot;&quot;;1)" office:value-type="float" office:value="1" calcext:value-type="float">
            <text:p>1</text:p>
          </table:table-cell>
          <table:table-cell table:style-name="ce13" table:formula="of:=IF([.$C124]=&quot;&quot;;&quot;&quot;;1)" office:value-type="float" office:value="1" calcext:value-type="float">
            <text:p>1</text:p>
          </table:table-cell>
          <table:table-cell table:style-name="ce14" table:formula="of:=IF([.$C124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01" calcext:value-type="float">
            <text:p>7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5]=&quot;&quot;;&quot;&quot;;IF([.C125]=[.F12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5]=&quot;&quot;;&quot;&quot;;1)" office:value-type="float" office:value="1" calcext:value-type="float">
            <text:p>1</text:p>
          </table:table-cell>
          <table:table-cell table:style-name="ce13" table:formula="of:=IF([.$C125]=&quot;&quot;;&quot;&quot;;1)" office:value-type="float" office:value="1" calcext:value-type="float">
            <text:p>1</text:p>
          </table:table-cell>
          <table:table-cell table:style-name="ce14" table:formula="of:=IF([.$C125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02" calcext:value-type="float">
            <text:p>7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6]=&quot;&quot;;&quot;&quot;;IF([.C126]=[.F12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6]=&quot;&quot;;&quot;&quot;;1)" office:value-type="float" office:value="1" calcext:value-type="float">
            <text:p>1</text:p>
          </table:table-cell>
          <table:table-cell table:style-name="ce13" table:formula="of:=IF([.$C126]=&quot;&quot;;&quot;&quot;;1)" office:value-type="float" office:value="1" calcext:value-type="float">
            <text:p>1</text:p>
          </table:table-cell>
          <table:table-cell table:style-name="ce14" table:formula="of:=IF([.$C126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7]=&quot;&quot;;&quot;&quot;;IF([.C127]=[.F127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7]=&quot;&quot;;&quot;&quot;;1)" office:value-type="float" office:value="1" calcext:value-type="float">
            <text:p>1</text:p>
          </table:table-cell>
          <table:table-cell table:style-name="ce13" table:formula="of:=IF([.$C127]=&quot;&quot;;&quot;&quot;;1)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31ve</text:p>
          </table:table-cell>
          <table:table-cell table:number-columns-repeated="6"/>
          <table:table-cell table:formula="of:=IF([.C128]=&quot;&quot;;&quot;&quot;;IF([.C128]=[.F128];&quot;x&quot;;&quot;o&quot;))">
            <text:p/>
          </table:table-cell>
          <table:table-cell table:number-columns-repeated="20"/>
          <table:table-cell table:formula="of:=IF([.$C128]=&quot;&quot;;&quot;&quot;;1)">
            <text:p/>
          </table:table-cell>
          <table:table-cell table:style-name="ce13" table:formula="of:=IF([.$C128]=&quot;&quot;;&quot;&quot;;1)">
            <text:p/>
          </table:table-cell>
          <table:table-cell table:style-name="ce14" table:formula="of:=IF([.$C128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53" calcext:value-type="float">
            <text:p>69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9]=&quot;&quot;;&quot;&quot;;IF([.C129]=[.F129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129]=&quot;&quot;;&quot;&quot;;1)" office:value-type="float" office:value="1" calcext:value-type="float">
            <text:p>1</text:p>
          </table:table-cell>
          <table:table-cell table:style-name="ce13" table:formula="of:=IF([.$C129]=&quot;&quot;;&quot;&quot;;1)" office:value-type="float" office:value="1" calcext:value-type="float">
            <text:p>1</text:p>
          </table:table-cell>
          <table:table-cell table:style-name="ce14" table:formula="of:=IF([.$C129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54" calcext:value-type="float">
            <text:p>69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0]=&quot;&quot;;&quot;&quot;;IF([.C130]=[.F13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30]=&quot;&quot;;&quot;&quot;;1)" office:value-type="float" office:value="1" calcext:value-type="float">
            <text:p>1</text:p>
          </table:table-cell>
          <table:table-cell table:style-name="ce13" table:formula="of:=IF([.$C130]=&quot;&quot;;&quot;&quot;;1)" office:value-type="float" office:value="1" calcext:value-type="float">
            <text:p>1</text:p>
          </table:table-cell>
          <table:table-cell table:style-name="ce14" table:formula="of:=IF([.$C130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55" calcext:value-type="float">
            <text:p>6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1]=&quot;&quot;;&quot;&quot;;IF([.C131]=[.F131];&quot;x&quot;;&quot;o&quot;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131]=&quot;&quot;;&quot;&quot;;1)" office:value-type="float" office:value="1" calcext:value-type="float">
            <text:p>1</text:p>
          </table:table-cell>
          <table:table-cell table:style-name="ce13" table:formula="of:=IF([.$C131]=&quot;&quot;;&quot;&quot;;1)" office:value-type="float" office:value="1" calcext:value-type="float">
            <text:p>1</text:p>
          </table:table-cell>
          <table:table-cell table:style-name="ce14" table:formula="of:=IF([.$C131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56" calcext:value-type="float">
            <text:p>6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2]=&quot;&quot;;&quot;&quot;;IF([.C132]=[.F13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32]=&quot;&quot;;&quot;&quot;;1)" office:value-type="float" office:value="1" calcext:value-type="float">
            <text:p>1</text:p>
          </table:table-cell>
          <table:table-cell table:style-name="ce13" table:formula="of:=IF([.$C132]=&quot;&quot;;&quot;&quot;;1)" office:value-type="float" office:value="1" calcext:value-type="float">
            <text:p>1</text:p>
          </table:table-cell>
          <table:table-cell table:style-name="ce14" table:formula="of:=IF([.$C132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3]=&quot;&quot;;&quot;&quot;;IF([.C133]=[.F13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33]=&quot;&quot;;&quot;&quot;;1)" office:value-type="float" office:value="1" calcext:value-type="float">
            <text:p>1</text:p>
          </table:table-cell>
          <table:table-cell table:style-name="ce13" table:formula="of:=IF([.$C133]=&quot;&quot;;&quot;&quot;;1)" office:value-type="float" office:value="1" calcext:value-type="float">
            <text:p>1</text:p>
          </table:table-cell>
          <table:table-cell table:style-name="ce14" table:formula="of:=IF([.$C133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0ar2</text:p>
          </table:table-cell>
          <table:table-cell table:number-columns-repeated="6"/>
          <table:table-cell table:formula="of:=IF([.C134]=&quot;&quot;;&quot;&quot;;IF([.C134]=[.F134];&quot;x&quot;;&quot;o&quot;))">
            <text:p/>
          </table:table-cell>
          <table:table-cell table:number-columns-repeated="20"/>
          <table:table-cell table:formula="of:=IF([.$C134]=&quot;&quot;;&quot;&quot;;1)">
            <text:p/>
          </table:table-cell>
          <table:table-cell table:style-name="ce13" table:formula="of:=IF([.$C134]=&quot;&quot;;&quot;&quot;;1)">
            <text:p/>
          </table:table-cell>
          <table:table-cell table:style-name="ce14" table:formula="of:=IF([.$C134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7008" calcext:value-type="float">
            <text:p>7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35]=&quot;&quot;;&quot;&quot;;IF([.C135]=[.F13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35]=&quot;&quot;;&quot;&quot;;1)" office:value-type="float" office:value="1" calcext:value-type="float">
            <text:p>1</text:p>
          </table:table-cell>
          <table:table-cell table:style-name="ce13" table:formula="of:=IF([.$C135]=&quot;&quot;;&quot;&quot;;1)" office:value-type="float" office:value="1" calcext:value-type="float">
            <text:p>1</text:p>
          </table:table-cell>
          <table:table-cell table:style-name="ce14" table:formula="of:=IF([.$C135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7009" calcext:value-type="float">
            <text:p>7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36]=&quot;&quot;;&quot;&quot;;IF([.C136]=[.F13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333333333333333" calcext:value-type="float">
            <text:p><text:s/>1/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formula="of:=IF([.$C136]=&quot;&quot;;&quot;&quot;;1)" office:value-type="float" office:value="1" calcext:value-type="float">
            <text:p>1</text:p>
          </table:table-cell>
          <table:table-cell table:style-name="ce13" table:formula="of:=IF([.$C136]=&quot;&quot;;&quot;&quot;;1)" office:value-type="float" office:value="1" calcext:value-type="float">
            <text:p>1</text:p>
          </table:table-cell>
          <table:table-cell table:style-name="ce14" table:formula="of:=IF([.$C136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SW0001gve</text:p>
          </table:table-cell>
          <table:table-cell office:value-type="string" calcext:value-type="string">
            <text:p>????</text:p>
          </table:table-cell>
          <table:table-cell table:number-columns-repeated="4"/>
          <table:table-cell office:value-type="string" calcext:value-type="string">
            <text:p>can't say 180deg</text:p>
          </table:table-cell>
          <table:table-cell table:formula="of:=IF([.C137]=&quot;&quot;;&quot;&quot;;IF([.C137]=[.F137];&quot;x&quot;;&quot;o&quot;))">
            <text:p/>
          </table:table-cell>
          <table:table-cell table:number-columns-repeated="20"/>
          <table:table-cell table:formula="of:=IF([.$C137]=&quot;&quot;;&quot;&quot;;1)">
            <text:p/>
          </table:table-cell>
          <table:table-cell table:style-name="ce13" table:formula="of:=IF([.$C137]=&quot;&quot;;&quot;&quot;;1)">
            <text:p/>
          </table:table-cell>
          <table:table-cell table:style-name="ce14" table:formula="of:=IF([.$C137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7010" calcext:value-type="float">
            <text:p>7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8]=&quot;&quot;;&quot;&quot;;IF([.C138]=[.F13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38]=&quot;&quot;;&quot;&quot;;1)" office:value-type="float" office:value="1" calcext:value-type="float">
            <text:p>1</text:p>
          </table:table-cell>
          <table:table-cell table:style-name="ce13" table:formula="of:=IF([.$C138]=&quot;&quot;;&quot;&quot;;1)" office:value-type="float" office:value="1" calcext:value-type="float">
            <text:p>1</text:p>
          </table:table-cell>
          <table:table-cell table:style-name="ce14" table:formula="of:=IF([.$C138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11" calcext:value-type="float">
            <text:p>7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9]=&quot;&quot;;&quot;&quot;;IF([.C139]=[.F13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39]=&quot;&quot;;&quot;&quot;;1)" office:value-type="float" office:value="1" calcext:value-type="float">
            <text:p>1</text:p>
          </table:table-cell>
          <table:table-cell table:style-name="ce13" table:formula="of:=IF([.$C139]=&quot;&quot;;&quot;&quot;;1)" office:value-type="float" office:value="1" calcext:value-type="float">
            <text:p>1</text:p>
          </table:table-cell>
          <table:table-cell table:style-name="ce14" table:formula="of:=IF([.$C139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40]=&quot;&quot;;&quot;&quot;;IF([.C140]=[.F14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40]=&quot;&quot;;&quot;&quot;;1)" office:value-type="float" office:value="1" calcext:value-type="float">
            <text:p>1</text:p>
          </table:table-cell>
          <table:table-cell table:style-name="ce13" table:formula="of:=IF([.$C140]=&quot;&quot;;&quot;&quot;;1)" office:value-type="float" office:value="1" calcext:value-type="float">
            <text:p>1</text:p>
          </table:table-cell>
          <table:table-cell table:style-name="ce14" table:formula="of:=IF([.$C140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ASW0000kad</text:p>
          </table:table-cell>
          <table:table-cell table:number-columns-repeated="6"/>
          <table:table-cell table:formula="of:=IF([.C141]=&quot;&quot;;&quot;&quot;;IF([.C141]=[.F141];&quot;x&quot;;&quot;o&quot;))">
            <text:p/>
          </table:table-cell>
          <table:table-cell table:number-columns-repeated="20"/>
          <table:table-cell table:formula="of:=IF([.$C141]=&quot;&quot;;&quot;&quot;;1)">
            <text:p/>
          </table:table-cell>
          <table:table-cell table:style-name="ce13" table:formula="of:=IF([.$C141]=&quot;&quot;;&quot;&quot;;1)">
            <text:p/>
          </table:table-cell>
          <table:table-cell table:style-name="ce14" table:formula="of:=IF([.$C141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7013" calcext:value-type="float">
            <text:p>7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2]=&quot;&quot;;&quot;&quot;;IF([.C142]=[.F14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2]=&quot;&quot;;&quot;&quot;;1)" office:value-type="float" office:value="1" calcext:value-type="float">
            <text:p>1</text:p>
          </table:table-cell>
          <table:table-cell table:style-name="ce13" table:formula="of:=IF([.$C142]=&quot;&quot;;&quot;&quot;;1)" office:value-type="float" office:value="1" calcext:value-type="float">
            <text:p>1</text:p>
          </table:table-cell>
          <table:table-cell table:style-name="ce14" table:formula="of:=IF([.$C142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14" calcext:value-type="float">
            <text:p>7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3]=&quot;&quot;;&quot;&quot;;IF([.C143]=[.F143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143]=&quot;&quot;;&quot;&quot;;1)" office:value-type="float" office:value="1" calcext:value-type="float">
            <text:p>1</text:p>
          </table:table-cell>
          <table:table-cell table:style-name="ce13" table:formula="of:=IF([.$C143]=&quot;&quot;;&quot;&quot;;1)" office:value-type="float" office:value="1" calcext:value-type="float">
            <text:p>1</text:p>
          </table:table-cell>
          <table:table-cell table:style-name="ce14" table:formula="of:=IF([.$C143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4]=&quot;&quot;;&quot;&quot;;IF([.C144]=[.F144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4]=&quot;&quot;;&quot;&quot;;1)" office:value-type="float" office:value="1" calcext:value-type="float">
            <text:p>1</text:p>
          </table:table-cell>
          <table:table-cell table:style-name="ce13" table:formula="of:=IF([.$C144]=&quot;&quot;;&quot;&quot;;1)" office:value-type="float" office:value="1" calcext:value-type="float">
            <text:p>1</text:p>
          </table:table-cell>
          <table:table-cell table:style-name="ce14" table:formula="of:=IF([.$C144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0bl0</text:p>
          </table:table-cell>
          <table:table-cell table:number-columns-repeated="6"/>
          <table:table-cell table:formula="of:=IF([.C145]=&quot;&quot;;&quot;&quot;;IF([.C145]=[.F145];&quot;x&quot;;&quot;o&quot;))">
            <text:p/>
          </table:table-cell>
          <table:table-cell table:number-columns-repeated="20"/>
          <table:table-cell table:formula="of:=IF([.$C145]=&quot;&quot;;&quot;&quot;;1)">
            <text:p/>
          </table:table-cell>
          <table:table-cell table:style-name="ce13" table:formula="of:=IF([.$C145]=&quot;&quot;;&quot;&quot;;1)">
            <text:p/>
          </table:table-cell>
          <table:table-cell table:style-name="ce14" table:formula="of:=IF([.$C145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6951" calcext:value-type="float">
            <text:p>6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6]=&quot;&quot;;&quot;&quot;;IF([.C146]=[.F14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6]=&quot;&quot;;&quot;&quot;;1)" office:value-type="float" office:value="1" calcext:value-type="float">
            <text:p>1</text:p>
          </table:table-cell>
          <table:table-cell table:style-name="ce13" table:formula="of:=IF([.$C146]=&quot;&quot;;&quot;&quot;;1)" office:value-type="float" office:value="1" calcext:value-type="float">
            <text:p>1</text:p>
          </table:table-cell>
          <table:table-cell table:style-name="ce14" table:formula="of:=IF([.$C146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7]=&quot;&quot;;&quot;&quot;;IF([.C147]=[.F14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7]=&quot;&quot;;&quot;&quot;;1)" office:value-type="float" office:value="1" calcext:value-type="float">
            <text:p>1</text:p>
          </table:table-cell>
          <table:table-cell table:style-name="ce13" table:formula="of:=IF([.$C147]=&quot;&quot;;&quot;&quot;;1)" office:value-type="float" office:value="1" calcext:value-type="float">
            <text:p>1</text:p>
          </table:table-cell>
          <table:table-cell table:style-name="ce14" table:formula="of:=IF([.$C147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0h2m</text:p>
          </table:table-cell>
          <table:table-cell table:number-columns-repeated="6"/>
          <table:table-cell table:formula="of:=IF([.C148]=&quot;&quot;;&quot;&quot;;IF([.C148]=[.F148];&quot;x&quot;;&quot;o&quot;))">
            <text:p/>
          </table:table-cell>
          <table:table-cell table:number-columns-repeated="20"/>
          <table:table-cell table:formula="of:=IF([.$C148]=&quot;&quot;;&quot;&quot;;1)">
            <text:p/>
          </table:table-cell>
          <table:table-cell table:style-name="ce13" table:formula="of:=IF([.$C148]=&quot;&quot;;&quot;&quot;;1)">
            <text:p/>
          </table:table-cell>
          <table:table-cell table:style-name="ce14" table:formula="of:=IF([.$C148]=&quot;&quot;;&quot;&quot;;1)">
            <text:p/>
          </table:table-cell>
          <table:table-cell table:number-columns-repeated="993"/>
        </table:table-row>
        <table:table-row table:style-name="ro1">
          <table:table-cell/>
          <table:table-cell office:value-type="float" office:value="7020" calcext:value-type="float">
            <text:p>7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49]=&quot;&quot;;&quot;&quot;;IF([.C149]=[.F149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49]=&quot;&quot;;&quot;&quot;;1)" office:value-type="float" office:value="1" calcext:value-type="float">
            <text:p>1</text:p>
          </table:table-cell>
          <table:table-cell table:style-name="ce13" table:formula="of:=IF([.$C149]=&quot;&quot;;&quot;&quot;;1)" office:value-type="float" office:value="1" calcext:value-type="float">
            <text:p>1</text:p>
          </table:table-cell>
          <table:table-cell table:style-name="ce14" table:formula="of:=IF([.$C149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0]=&quot;&quot;;&quot;&quot;;IF([.C150]=[.F15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150]=&quot;&quot;;&quot;&quot;;1)" office:value-type="float" office:value="1" calcext:value-type="float">
            <text:p>1</text:p>
          </table:table-cell>
          <table:table-cell table:style-name="ce13" table:formula="of:=IF([.$C150]=&quot;&quot;;&quot;&quot;;1)" office:value-type="float" office:value="1" calcext:value-type="float">
            <text:p>1</text:p>
          </table:table-cell>
          <table:table-cell table:style-name="ce14" table:formula="of:=IF([.$C150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1]=&quot;&quot;;&quot;&quot;;IF([.C151]=[.F15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51]=&quot;&quot;;&quot;&quot;;1)" office:value-type="float" office:value="1" calcext:value-type="float">
            <text:p>1</text:p>
          </table:table-cell>
          <table:table-cell table:style-name="ce13" table:formula="of:=IF([.$C151]=&quot;&quot;;&quot;&quot;;1)" office:value-type="float" office:value="1" calcext:value-type="float">
            <text:p>1</text:p>
          </table:table-cell>
          <table:table-cell table:style-name="ce14" table:formula="of:=IF([.$C151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23" calcext:value-type="float">
            <text:p>7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2]=&quot;&quot;;&quot;&quot;;IF([.C152]=[.F15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52]=&quot;&quot;;&quot;&quot;;1)" office:value-type="float" office:value="1" calcext:value-type="float">
            <text:p>1</text:p>
          </table:table-cell>
          <table:table-cell table:style-name="ce13" table:formula="of:=IF([.$C152]=&quot;&quot;;&quot;&quot;;1)" office:value-type="float" office:value="1" calcext:value-type="float">
            <text:p>1</text:p>
          </table:table-cell>
          <table:table-cell table:style-name="ce14" table:formula="of:=IF([.$C152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24" calcext:value-type="float">
            <text:p>7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3]=&quot;&quot;;&quot;&quot;;IF([.C153]=[.F15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53]=&quot;&quot;;&quot;&quot;;1)" office:value-type="float" office:value="1" calcext:value-type="float">
            <text:p>1</text:p>
          </table:table-cell>
          <table:table-cell table:style-name="ce13" table:formula="of:=IF([.$C153]=&quot;&quot;;&quot;&quot;;1)" office:value-type="float" office:value="1" calcext:value-type="float">
            <text:p>1</text:p>
          </table:table-cell>
          <table:table-cell table:style-name="ce14" table:formula="of:=IF([.$C153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4]=&quot;&quot;;&quot;&quot;;IF([.C154]=[.F15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54]=&quot;&quot;;&quot;&quot;;1)" office:value-type="float" office:value="1" calcext:value-type="float">
            <text:p>1</text:p>
          </table:table-cell>
          <table:table-cell table:style-name="ce13" table:formula="of:=IF([.$C154]=&quot;&quot;;&quot;&quot;;1)" office:value-type="float" office:value="1" calcext:value-type="float">
            <text:p>1</text:p>
          </table:table-cell>
          <table:table-cell table:style-name="ce14" table:formula="of:=IF([.$C154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all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C$4:.$AC$154];&quot;&gt;0&quot;;[.$AC$4:.$AC$154])" office:value-type="float" office:value="119" calcext:value-type="float">
            <text:p>119</text:p>
          </table:table-cell>
          <table:table-cell/>
          <table:table-cell table:style-name="ce10" table:formula="of:=SUMIF([.$H$4:.$H$154];&quot;=x&quot;;[.$AC$4:.$AC$154])" office:value-type="float" office:value="107" calcext:value-type="float">
            <text:p>107 <text:s text:c="3"/></text:p>
          </table:table-cell>
          <table:table-cell table:formula="of:=SUMIF([.$AC$4:.$AC$154];&quot;&gt;0&quot;;[.$I$4:.$I$154])" office:value-type="float" office:value="110" calcext:value-type="float">
            <text:p>110</text:p>
          </table:table-cell>
          <table:table-cell table:formula="of:=SUMIF([.$AC$4:.$AC$154];&quot;&gt;0&quot;;[.J$4:.J$154])" office:value-type="float" office:value="64" calcext:value-type="float">
            <text:p>64</text:p>
          </table:table-cell>
          <table:table-cell table:formula="of:=SUMIF([.$AC$4:.$AC$154];&quot;&gt;0&quot;;[.K$4:.K$154])" office:value-type="float" office:value="47" calcext:value-type="float">
            <text:p>47</text:p>
          </table:table-cell>
          <table:table-cell/>
          <table:table-cell table:formula="of:=SUMIF([.M$4:.M$154];&quot;=1&quot;;[.$AC$4:.$AC$154])" office:value-type="float" office:value="86" calcext:value-type="float">
            <text:p>86 <text:s text:c="3"/></text:p>
          </table:table-cell>
          <table:table-cell table:formula="of:=SUMIF([.N$4:.N$154];&quot;=1&quot;;[.$AC$4:.$AC$154])" office:value-type="float" office:value="67" calcext:value-type="float">
            <text:p>67 <text:s text:c="3"/></text:p>
          </table:table-cell>
          <table:table-cell table:formula="of:=SUMIF([.O$4:.O$154];&quot;=1&quot;;[.$AC$4:.$AC$154])" office:value-type="float" office:value="70" calcext:value-type="float">
            <text:p>70 <text:s text:c="3"/></text:p>
          </table:table-cell>
          <table:table-cell/>
          <table:table-cell table:style-name="ce4" table:formula="of:=SUMIF([.Q$4:.Q$154];&quot;&lt;&gt;''&quot;;[.$AC$4:.$AC$154])" office:value-type="float" office:value="21" calcext:value-type="float">
            <text:p>21</text:p>
          </table:table-cell>
          <table:table-cell table:style-name="ce4" table:formula="of:=SUMIF([.R$4:.R$154];&quot;&lt;&gt;''&quot;;[.$AC$4:.$AC$154])" office:value-type="float" office:value="2" calcext:value-type="float">
            <text:p>2</text:p>
          </table:table-cell>
          <table:table-cell table:formula="of:=SUMIF([.S$4:.S$154];&quot;&lt;&gt;''&quot;;[.$AC$4:.$AC$154])" office:value-type="float" office:value="5" calcext:value-type="float">
            <text:p>5</text:p>
          </table:table-cell>
          <table:table-cell table:formula="of:=SUMIF([.T$4:.T$154];&quot;&lt;&gt;''&quot;;[.$AC$4:.$AC$154])" office:value-type="float" office:value="4" calcext:value-type="float">
            <text:p>4</text:p>
          </table:table-cell>
          <table:table-cell table:formula="of:=SUMIF([.U$4:.U$154];&quot;&lt;&gt;''&quot;;[.$AC$4:.$AC$154])" office:value-type="float" office:value="7" calcext:value-type="float">
            <text:p>7</text:p>
          </table:table-cell>
          <table:table-cell table:formula="of:=SUMIF([.V$4:.V$154];&quot;&lt;&gt;''&quot;;[.$AC$4:.$AC$154])" office:value-type="float" office:value="38" calcext:value-type="float">
            <text:p>38</text:p>
          </table:table-cell>
          <table:table-cell table:formula="of:=SUMIF([.W$4:.W$154];&quot;&lt;&gt;''&quot;;[.$AC$4:.$AC$154])" office:value-type="float" office:value="1" calcext:value-type="float">
            <text:p>1</text:p>
          </table:table-cell>
          <table:table-cell table:formula="of:=SUMIF([.X$4:.X$154];&quot;&lt;&gt;''&quot;;[.$AC$4:.$AC$154])" office:value-type="float" office:value="5" calcext:value-type="float">
            <text:p>5</text:p>
          </table:table-cell>
          <table:table-cell table:formula="of:=SUMIF([.Y$4:.Y$154];&quot;&lt;&gt;''&quot;;[.$AC$4:.$AC$154])" office:value-type="float" office:value="3" calcext:value-type="float">
            <text:p>3</text:p>
          </table:table-cell>
          <table:table-cell table:formula="of:=SUMIF([.Z$4:.Z$154];&quot;&lt;&gt;''&quot;;[.$AC$4:.$AC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7" table:formula="of:=SUM([.$AC$4:.$AC$154])" office:value-type="float" office:value="119" calcext:value-type="float">
            <text:p>119</text:p>
          </table:table-cell>
          <table:table-cell table:style-name="ce8"/>
          <table:table-cell table:style-name="ce8" table:formula="of:=[.H157]/[.$F$157]" office:value-type="float" office:value="0.899159663865546" calcext:value-type="float">
            <text:p>0.90</text:p>
          </table:table-cell>
          <table:table-cell table:style-name="ce8" table:formula="of:=[.I157]/[.$F$157]" office:value-type="float" office:value="0.92436974789916" calcext:value-type="float">
            <text:p>0.92</text:p>
          </table:table-cell>
          <table:table-cell table:style-name="ce8" table:formula="of:=[.J157]/[.$F$157]" office:value-type="float" office:value="0.53781512605042" calcext:value-type="float">
            <text:p>0.54</text:p>
          </table:table-cell>
          <table:table-cell table:style-name="ce8" table:formula="of:=[.K157]/[.$F$157]" office:value-type="float" office:value="0.394957983193277" calcext:value-type="float">
            <text:p>0.39</text:p>
          </table:table-cell>
          <table:table-cell table:style-name="ce8"/>
          <table:table-cell table:style-name="ce8" table:formula="of:=[.M157]/[.$F$157]" office:value-type="float" office:value="0.722689075630252" calcext:value-type="float">
            <text:p>0.72</text:p>
          </table:table-cell>
          <table:table-cell table:style-name="ce8" table:formula="of:=[.N157]/[.$F$157]" office:value-type="float" office:value="0.563025210084034" calcext:value-type="float">
            <text:p>0.56</text:p>
          </table:table-cell>
          <table:table-cell table:style-name="ce8" table:formula="of:=[.O157]/[.$F$157]" office:value-type="float" office:value="0.588235294117647" calcext:value-type="float">
            <text:p>0.59</text:p>
          </table:table-cell>
          <table:table-cell table:style-name="ce8"/>
          <table:table-cell table:style-name="ce8" table:formula="of:=[.Q157]/[.$F$157]" office:value-type="float" office:value="0.176470588235294" calcext:value-type="float">
            <text:p>0.18</text:p>
          </table:table-cell>
          <table:table-cell table:style-name="ce8" table:formula="of:=[.R157]/[.$F$157]" office:value-type="float" office:value="0.0168067226890756" calcext:value-type="float">
            <text:p>0.02</text:p>
          </table:table-cell>
          <table:table-cell table:style-name="ce8" table:formula="of:=[.S157]/[.$F$157]" office:value-type="float" office:value="0.0420168067226891" calcext:value-type="float">
            <text:p>0.04</text:p>
          </table:table-cell>
          <table:table-cell table:style-name="ce8" table:formula="of:=[.T157]/[.$F$157]" office:value-type="float" office:value="0.0336134453781513" calcext:value-type="float">
            <text:p>0.03</text:p>
          </table:table-cell>
          <table:table-cell table:style-name="ce8" table:formula="of:=[.U157]/[.$F$157]" office:value-type="float" office:value="0.0588235294117647" calcext:value-type="float">
            <text:p>0.06</text:p>
          </table:table-cell>
          <table:table-cell table:style-name="ce8" table:formula="of:=[.V157]/[.$F$157]" office:value-type="float" office:value="0.319327731092437" calcext:value-type="float">
            <text:p>0.32</text:p>
          </table:table-cell>
          <table:table-cell table:style-name="ce8" table:formula="of:=[.W157]/[.$F$157]" office:value-type="float" office:value="0.00840336134453782" calcext:value-type="float">
            <text:p>0.01</text:p>
          </table:table-cell>
          <table:table-cell table:style-name="ce8" table:formula="of:=[.X157]/[.$F$157]" office:value-type="float" office:value="0.0420168067226891" calcext:value-type="float">
            <text:p>0.04</text:p>
          </table:table-cell>
          <table:table-cell table:style-name="ce8" table:formula="of:=[.Y157]/[.$F$157]" office:value-type="float" office:value="0.0252100840336134" calcext:value-type="float">
            <text:p>0.03</text:p>
          </table:table-cell>
          <table:table-cell table:style-name="ce8" table:formula="of:=[.Z157]/[.$F$157]" office:value-type="float" office:value="0.00840336134453782" calcext:value-type="float">
            <text:p>0.01</text:p>
          </table:table-cell>
          <table:table-cell table:style-name="ce3"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using finals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D$4:.$AD$154];&quot;&gt;0&quot;;[.$AD$4:.$AD$154])" office:value-type="float" office:value="119" calcext:value-type="float">
            <text:p>119</text:p>
          </table:table-cell>
          <table:table-cell/>
          <table:table-cell table:style-name="ce10" table:formula="of:=SUMIF([.$H$4:.$H$154];&quot;=x&quot;;[.$AD$4:.$AD$154])" office:value-type="float" office:value="107" calcext:value-type="float">
            <text:p>107 <text:s text:c="3"/></text:p>
          </table:table-cell>
          <table:table-cell table:formula="of:=SUMIF([.$AD$4:.$AD$154];&quot;&gt;0&quot;;[.$I$4:.$I$154])" office:value-type="float" office:value="110" calcext:value-type="float">
            <text:p>110</text:p>
          </table:table-cell>
          <table:table-cell table:formula="of:=SUMIF([.$AD$4:.$AD$154];&quot;&gt;0&quot;;[.J$4:.J$154])" office:value-type="float" office:value="64" calcext:value-type="float">
            <text:p>64</text:p>
          </table:table-cell>
          <table:table-cell table:formula="of:=SUMIF([.$AD$4:.$AD$154];&quot;&gt;0&quot;;[.K$4:.K$154])" office:value-type="float" office:value="47" calcext:value-type="float">
            <text:p>47</text:p>
          </table:table-cell>
          <table:table-cell/>
          <table:table-cell table:formula="of:=SUMIF([.M$4:.M$154];&quot;=1&quot;;[.$AD$4:.$AD$154])" office:value-type="float" office:value="86" calcext:value-type="float">
            <text:p>86 <text:s text:c="3"/></text:p>
          </table:table-cell>
          <table:table-cell table:formula="of:=SUMIF([.N$4:.N$154];&quot;=1&quot;;[.$AD$4:.$AD$154])" office:value-type="float" office:value="67" calcext:value-type="float">
            <text:p>67 <text:s text:c="3"/></text:p>
          </table:table-cell>
          <table:table-cell table:formula="of:=SUMIF([.O$4:.O$154];&quot;=1&quot;;[.$AD$4:.$AD$154])" office:value-type="float" office:value="70" calcext:value-type="float">
            <text:p>70 <text:s text:c="3"/></text:p>
          </table:table-cell>
          <table:table-cell/>
          <table:table-cell table:style-name="ce4" table:formula="of:=SUMIF([.Q$4:.Q$154];&quot;&lt;&gt;''&quot;;[.$AD$4:.$AD$154])" office:value-type="float" office:value="21" calcext:value-type="float">
            <text:p>21</text:p>
          </table:table-cell>
          <table:table-cell table:style-name="ce4" table:formula="of:=SUMIF([.R$4:.R$154];&quot;&lt;&gt;''&quot;;[.$AD$4:.$AD$154])" office:value-type="float" office:value="2" calcext:value-type="float">
            <text:p>2</text:p>
          </table:table-cell>
          <table:table-cell table:formula="of:=SUMIF([.S$4:.S$154];&quot;&lt;&gt;''&quot;;[.$AD$4:.$AD$154])" office:value-type="float" office:value="5" calcext:value-type="float">
            <text:p>5</text:p>
          </table:table-cell>
          <table:table-cell table:formula="of:=SUMIF([.T$4:.T$154];&quot;&lt;&gt;''&quot;;[.$AD$4:.$AD$154])" office:value-type="float" office:value="4" calcext:value-type="float">
            <text:p>4</text:p>
          </table:table-cell>
          <table:table-cell table:formula="of:=SUMIF([.U$4:.U$154];&quot;&lt;&gt;''&quot;;[.$AD$4:.$AD$154])" office:value-type="float" office:value="7" calcext:value-type="float">
            <text:p>7</text:p>
          </table:table-cell>
          <table:table-cell table:formula="of:=SUMIF([.V$4:.V$154];&quot;&lt;&gt;''&quot;;[.$AD$4:.$AD$154])" office:value-type="float" office:value="38" calcext:value-type="float">
            <text:p>38</text:p>
          </table:table-cell>
          <table:table-cell table:formula="of:=SUMIF([.W$4:.W$154];&quot;&lt;&gt;''&quot;;[.$AD$4:.$AD$154])" office:value-type="float" office:value="1" calcext:value-type="float">
            <text:p>1</text:p>
          </table:table-cell>
          <table:table-cell table:formula="of:=SUMIF([.X$4:.X$154];&quot;&lt;&gt;''&quot;;[.$AD$4:.$AD$154])" office:value-type="float" office:value="5" calcext:value-type="float">
            <text:p>5</text:p>
          </table:table-cell>
          <table:table-cell table:formula="of:=SUMIF([.Y$4:.Y$154];&quot;&lt;&gt;''&quot;;[.$AD$4:.$AD$154])" office:value-type="float" office:value="3" calcext:value-type="float">
            <text:p>3</text:p>
          </table:table-cell>
          <table:table-cell table:formula="of:=SUMIF([.Z$4:.Z$154];&quot;&lt;&gt;''&quot;;[.$AD$4:.$AD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formula="of:=SUM([.$AD$4:.$AD$154])" office:value-type="float" office:value="119" calcext:value-type="float">
            <text:p>119</text:p>
          </table:table-cell>
          <table:table-cell table:style-name="ce8"/>
          <table:table-cell table:style-name="ce8" table:formula="of:=[.H160]/[.$F$157]" office:value-type="float" office:value="0.899159663865546" calcext:value-type="float">
            <text:p>0.90</text:p>
          </table:table-cell>
          <table:table-cell table:style-name="ce8" table:formula="of:=[.I160]/[.$F$157]" office:value-type="float" office:value="0.92436974789916" calcext:value-type="float">
            <text:p>0.92</text:p>
          </table:table-cell>
          <table:table-cell table:style-name="ce8" table:formula="of:=[.J160]/[.$F$157]" office:value-type="float" office:value="0.53781512605042" calcext:value-type="float">
            <text:p>0.54</text:p>
          </table:table-cell>
          <table:table-cell table:style-name="ce8" table:formula="of:=[.K160]/[.$F$157]" office:value-type="float" office:value="0.394957983193277" calcext:value-type="float">
            <text:p>0.39</text:p>
          </table:table-cell>
          <table:table-cell table:style-name="ce8"/>
          <table:table-cell table:style-name="ce8" table:formula="of:=[.M160]/[.$F$157]" office:value-type="float" office:value="0.722689075630252" calcext:value-type="float">
            <text:p>0.72</text:p>
          </table:table-cell>
          <table:table-cell table:style-name="ce8" table:formula="of:=[.N160]/[.$F$157]" office:value-type="float" office:value="0.563025210084034" calcext:value-type="float">
            <text:p>0.56</text:p>
          </table:table-cell>
          <table:table-cell table:style-name="ce8" table:formula="of:=[.O160]/[.$F$157]" office:value-type="float" office:value="0.588235294117647" calcext:value-type="float">
            <text:p>0.59</text:p>
          </table:table-cell>
          <table:table-cell table:style-name="ce8"/>
          <table:table-cell table:style-name="ce8" table:formula="of:=[.Q160]/[.$F$157]" office:value-type="float" office:value="0.176470588235294" calcext:value-type="float">
            <text:p>0.18</text:p>
          </table:table-cell>
          <table:table-cell table:style-name="ce8" table:formula="of:=[.R160]/[.$F$157]" office:value-type="float" office:value="0.0168067226890756" calcext:value-type="float">
            <text:p>0.02</text:p>
          </table:table-cell>
          <table:table-cell table:style-name="ce8" table:formula="of:=[.S160]/[.$F$157]" office:value-type="float" office:value="0.0420168067226891" calcext:value-type="float">
            <text:p>0.04</text:p>
          </table:table-cell>
          <table:table-cell table:style-name="ce8" table:formula="of:=[.T160]/[.$F$157]" office:value-type="float" office:value="0.0336134453781513" calcext:value-type="float">
            <text:p>0.03</text:p>
          </table:table-cell>
          <table:table-cell table:style-name="ce8" table:formula="of:=[.U160]/[.$F$157]" office:value-type="float" office:value="0.0588235294117647" calcext:value-type="float">
            <text:p>0.06</text:p>
          </table:table-cell>
          <table:table-cell table:style-name="ce8" table:formula="of:=[.V160]/[.$F$157]" office:value-type="float" office:value="0.319327731092437" calcext:value-type="float">
            <text:p>0.32</text:p>
          </table:table-cell>
          <table:table-cell table:style-name="ce8" table:formula="of:=[.W160]/[.$F$157]" office:value-type="float" office:value="0.00840336134453782" calcext:value-type="float">
            <text:p>0.01</text:p>
          </table:table-cell>
          <table:table-cell table:style-name="ce8" table:formula="of:=[.X160]/[.$F$157]" office:value-type="float" office:value="0.0420168067226891" calcext:value-type="float">
            <text:p>0.04</text:p>
          </table:table-cell>
          <table:table-cell table:style-name="ce8" table:formula="of:=[.Y160]/[.$F$157]" office:value-type="float" office:value="0.0252100840336134" calcext:value-type="float">
            <text:p>0.03</text:p>
          </table:table-cell>
          <table:table-cell table:style-name="ce8" table:formula="of:=[.Z160]/[.$F$157]" office:value-type="float" office:value="0.00840336134453782" calcext:value-type="float">
            <text:p>0.01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using fav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F$4:.$AF$154];&quot;&gt;0&quot;;[.$AF$4:.$AF$154])" office:value-type="float" office:value="36" calcext:value-type="float">
            <text:p>36</text:p>
          </table:table-cell>
          <table:table-cell/>
          <table:table-cell table:style-name="ce10" table:formula="of:=SUMIF([.$H$4:.$H$154];&quot;=x&quot;;[.$AF$4:.$AF$154])" office:value-type="float" office:value="28" calcext:value-type="float">
            <text:p>28 <text:s text:c="3"/></text:p>
          </table:table-cell>
          <table:table-cell table:formula="of:=SUMIF([.$AF$4:.$AF$154];&quot;&gt;0&quot;;[.$I$4:.$I$154])" office:value-type="float" office:value="30" calcext:value-type="float">
            <text:p>30</text:p>
          </table:table-cell>
          <table:table-cell table:formula="of:=SUMIF([.$AF$4:.$AF$154];&quot;&gt;0&quot;;[.J$4:.J$154])" office:value-type="float" office:value="20" calcext:value-type="float">
            <text:p>20</text:p>
          </table:table-cell>
          <table:table-cell table:formula="of:=SUMIF([.$AF$4:.$AF$154];&quot;&gt;0&quot;;[.K$4:.K$154])" office:value-type="float" office:value="16" calcext:value-type="float">
            <text:p>16</text:p>
          </table:table-cell>
          <table:table-cell/>
          <table:table-cell table:formula="of:=SUMIF([.M$4:.M$154];&quot;=1&quot;;[.$AF$4:.$AF$154])" office:value-type="float" office:value="22" calcext:value-type="float">
            <text:p>22 <text:s text:c="3"/></text:p>
          </table:table-cell>
          <table:table-cell table:formula="of:=SUMIF([.N$4:.N$154];&quot;=1&quot;;[.$AF$4:.$AF$154])" office:value-type="float" office:value="18" calcext:value-type="float">
            <text:p>18 <text:s text:c="3"/></text:p>
          </table:table-cell>
          <table:table-cell table:formula="of:=SUMIF([.O$4:.O$154];&quot;=1&quot;;[.$AF$4:.$AF$154])" office:value-type="float" office:value="23" calcext:value-type="float">
            <text:p>23 <text:s text:c="3"/></text:p>
          </table:table-cell>
          <table:table-cell/>
          <table:table-cell table:style-name="ce4" table:formula="of:=SUMIF([.Q$4:.Q$154];&quot;&lt;&gt;''&quot;;[.$AF$4:.$AF$154])" office:value-type="float" office:value="6" calcext:value-type="float">
            <text:p>6</text:p>
          </table:table-cell>
          <table:table-cell table:style-name="ce4" table:formula="of:=SUMIF([.R$4:.R$154];&quot;&lt;&gt;''&quot;;[.$AF$4:.$AF$154])" office:value-type="float" office:value="0" calcext:value-type="float">
            <text:p>0</text:p>
          </table:table-cell>
          <table:table-cell table:formula="of:=SUMIF([.S$4:.S$154];&quot;&lt;&gt;''&quot;;[.$AF$4:.$AF$154])" office:value-type="float" office:value="4" calcext:value-type="float">
            <text:p>4</text:p>
          </table:table-cell>
          <table:table-cell table:formula="of:=SUMIF([.T$4:.T$154];&quot;&lt;&gt;''&quot;;[.$AF$4:.$AF$154])" office:value-type="float" office:value="3" calcext:value-type="float">
            <text:p>3</text:p>
          </table:table-cell>
          <table:table-cell table:formula="of:=SUMIF([.U$4:.U$154];&quot;&lt;&gt;''&quot;;[.$AF$4:.$AF$154])" office:value-type="float" office:value="1" calcext:value-type="float">
            <text:p>1</text:p>
          </table:table-cell>
          <table:table-cell table:formula="of:=SUMIF([.V$4:.V$154];&quot;&lt;&gt;''&quot;;[.$AF$4:.$AF$154])" office:value-type="float" office:value="10" calcext:value-type="float">
            <text:p>10</text:p>
          </table:table-cell>
          <table:table-cell table:formula="of:=SUMIF([.W$4:.W$154];&quot;&lt;&gt;''&quot;;[.$AF$4:.$AF$154])" office:value-type="float" office:value="1" calcext:value-type="float">
            <text:p>1</text:p>
          </table:table-cell>
          <table:table-cell table:formula="of:=SUMIF([.X$4:.X$154];&quot;&lt;&gt;''&quot;;[.$AF$4:.$AF$154])" office:value-type="float" office:value="2" calcext:value-type="float">
            <text:p>2</text:p>
          </table:table-cell>
          <table:table-cell table:formula="of:=SUMIF([.Y$4:.Y$154];&quot;&lt;&gt;''&quot;;[.$AF$4:.$AF$154])" office:value-type="float" office:value="1" calcext:value-type="float">
            <text:p>1</text:p>
          </table:table-cell>
          <table:table-cell table:formula="of:=SUMIF([.Z$4:.Z$154];&quot;&lt;&gt;''&quot;;[.$AF$4:.$AF$154]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formula="of:=SUM([.$AF$4:.$AF$154])" office:value-type="float" office:value="36" calcext:value-type="float">
            <text:p>36</text:p>
          </table:table-cell>
          <table:table-cell table:style-name="ce8"/>
          <table:table-cell table:style-name="ce8" table:formula="of:=[.H163]/[.$F$163]" office:value-type="float" office:value="0.777777777777778" calcext:value-type="float">
            <text:p>0.78</text:p>
          </table:table-cell>
          <table:table-cell table:style-name="ce8" table:formula="of:=[.I163]/[.$F$163]" office:value-type="float" office:value="0.833333333333333" calcext:value-type="float">
            <text:p>0.83</text:p>
          </table:table-cell>
          <table:table-cell table:style-name="ce8" table:formula="of:=[.J163]/[.$F$163]" office:value-type="float" office:value="0.555555555555556" calcext:value-type="float">
            <text:p>0.56</text:p>
          </table:table-cell>
          <table:table-cell table:style-name="ce8" table:formula="of:=[.K163]/[.$F$163]" office:value-type="float" office:value="0.444444444444444" calcext:value-type="float">
            <text:p>0.44</text:p>
          </table:table-cell>
          <table:table-cell table:style-name="ce8"/>
          <table:table-cell table:style-name="ce8" table:formula="of:=[.M163]/[.$F$163]" office:value-type="float" office:value="0.611111111111111" calcext:value-type="float">
            <text:p>0.61</text:p>
          </table:table-cell>
          <table:table-cell table:style-name="ce8" table:formula="of:=[.N163]/[.$F$163]" office:value-type="float" office:value="0.5" calcext:value-type="float">
            <text:p>0.50</text:p>
          </table:table-cell>
          <table:table-cell table:style-name="ce8" table:formula="of:=[.O163]/[.$F$163]" office:value-type="float" office:value="0.638888888888889" calcext:value-type="float">
            <text:p>0.64</text:p>
          </table:table-cell>
          <table:table-cell table:style-name="ce8"/>
          <table:table-cell table:style-name="ce8" table:formula="of:=[.Q163]/[.$F$163]" office:value-type="float" office:value="0.166666666666667" calcext:value-type="float">
            <text:p>0.17</text:p>
          </table:table-cell>
          <table:table-cell table:style-name="ce8" table:formula="of:=[.R163]/[.$F$163]" office:value-type="float" office:value="0" calcext:value-type="float">
            <text:p>0.00</text:p>
          </table:table-cell>
          <table:table-cell table:style-name="ce8" table:formula="of:=[.S163]/[.$F$163]" office:value-type="float" office:value="0.111111111111111" calcext:value-type="float">
            <text:p>0.11</text:p>
          </table:table-cell>
          <table:table-cell table:style-name="ce8" table:formula="of:=[.T163]/[.$F$163]" office:value-type="float" office:value="0.0833333333333333" calcext:value-type="float">
            <text:p>0.08</text:p>
          </table:table-cell>
          <table:table-cell table:style-name="ce8" table:formula="of:=[.U163]/[.$F$163]" office:value-type="float" office:value="0.0277777777777778" calcext:value-type="float">
            <text:p>0.03</text:p>
          </table:table-cell>
          <table:table-cell table:style-name="ce8" table:formula="of:=[.V163]/[.$F$163]" office:value-type="float" office:value="0.277777777777778" calcext:value-type="float">
            <text:p>0.28</text:p>
          </table:table-cell>
          <table:table-cell table:style-name="ce8" table:formula="of:=[.W163]/[.$F$163]" office:value-type="float" office:value="0.0277777777777778" calcext:value-type="float">
            <text:p>0.03</text:p>
          </table:table-cell>
          <table:table-cell table:style-name="ce8" table:formula="of:=[.X163]/[.$F$163]" office:value-type="float" office:value="0.0555555555555556" calcext:value-type="float">
            <text:p>0.06</text:p>
          </table:table-cell>
          <table:table-cell table:style-name="ce8" table:formula="of:=[.Y163]/[.$F$163]" office:value-type="float" office:value="0.0277777777777778" calcext:value-type="float">
            <text:p>0.03</text:p>
          </table:table-cell>
          <table:table-cell table:style-name="ce8" table:formula="of:=[.Z163]/[.$F$163]" office:value-type="float" office:value="0" calcext:value-type="float">
            <text:p>0.0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using fav2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G$4:.$AG$154];&quot;&gt;0&quot;;[.$AG$4:.$AG$154])" office:value-type="float" office:value="33" calcext:value-type="float">
            <text:p>33</text:p>
          </table:table-cell>
          <table:table-cell/>
          <table:table-cell table:style-name="ce10" table:formula="of:=SUMIF([.$H$4:.$H$154];&quot;=x&quot;;[.$AG$4:.$AG$154])" office:value-type="float" office:value="27" calcext:value-type="float">
            <text:p>27 <text:s text:c="3"/></text:p>
          </table:table-cell>
          <table:table-cell table:formula="of:=SUMIF([.$AG$4:.$AG$154];&quot;&gt;0&quot;;[.$I$4:.$I$154])" office:value-type="float" office:value="26" calcext:value-type="float">
            <text:p>26</text:p>
          </table:table-cell>
          <table:table-cell table:formula="of:=SUMIF([.$AG$4:.$AG$154];&quot;&gt;0&quot;;[.J$4:.J$154])" office:value-type="float" office:value="17" calcext:value-type="float">
            <text:p>17</text:p>
          </table:table-cell>
          <table:table-cell table:formula="of:=SUMIF([.$AG$4:.$AG$154];&quot;&gt;0&quot;;[.K$4:.K$154])" office:value-type="float" office:value="14" calcext:value-type="float">
            <text:p>14</text:p>
          </table:table-cell>
          <table:table-cell/>
          <table:table-cell table:formula="of:=SUMIF([.M$4:.M$154];&quot;=1&quot;;[.$AG$4:.$AG$154])" office:value-type="float" office:value="25" calcext:value-type="float">
            <text:p>25 <text:s text:c="3"/></text:p>
          </table:table-cell>
          <table:table-cell table:formula="of:=SUMIF([.N$4:.N$154];&quot;=1&quot;;[.$AG$4:.$AG$154])" office:value-type="float" office:value="20" calcext:value-type="float">
            <text:p>20 <text:s text:c="3"/></text:p>
          </table:table-cell>
          <table:table-cell table:formula="of:=SUMIF([.O$4:.O$154];&quot;=1&quot;;[.$AG$4:.$AG$154])" office:value-type="float" office:value="21" calcext:value-type="float">
            <text:p>21 <text:s text:c="3"/></text:p>
          </table:table-cell>
          <table:table-cell/>
          <table:table-cell table:style-name="ce4" table:formula="of:=SUMIF([.Q$4:.Q$154];&quot;&lt;&gt;''&quot;;[.$AG$4:.$AG$154])" office:value-type="float" office:value="3" calcext:value-type="float">
            <text:p>3</text:p>
          </table:table-cell>
          <table:table-cell table:style-name="ce4" table:formula="of:=SUMIF([.R$4:.R$154];&quot;&lt;&gt;''&quot;;[.$AG$4:.$AG$154])" office:value-type="float" office:value="0" calcext:value-type="float">
            <text:p>0</text:p>
          </table:table-cell>
          <table:table-cell table:formula="of:=SUMIF([.S$4:.S$154];&quot;&lt;&gt;''&quot;;[.$AG$4:.$AG$154])" office:value-type="float" office:value="2" calcext:value-type="float">
            <text:p>2</text:p>
          </table:table-cell>
          <table:table-cell table:formula="of:=SUMIF([.T$4:.T$154];&quot;&lt;&gt;''&quot;;[.$AG$4:.$AG$154])" office:value-type="float" office:value="1" calcext:value-type="float">
            <text:p>1</text:p>
          </table:table-cell>
          <table:table-cell table:formula="of:=SUMIF([.U$4:.U$154];&quot;&lt;&gt;''&quot;;[.$AG$4:.$AG$154])" office:value-type="float" office:value="1" calcext:value-type="float">
            <text:p>1</text:p>
          </table:table-cell>
          <table:table-cell table:formula="of:=SUMIF([.V$4:.V$154];&quot;&lt;&gt;''&quot;;[.$AG$4:.$AG$154])" office:value-type="float" office:value="8" calcext:value-type="float">
            <text:p>8</text:p>
          </table:table-cell>
          <table:table-cell table:formula="of:=SUMIF([.W$4:.W$154];&quot;&lt;&gt;''&quot;;[.$AG$4:.$AG$154])" office:value-type="float" office:value="1" calcext:value-type="float">
            <text:p>1</text:p>
          </table:table-cell>
          <table:table-cell table:formula="of:=SUMIF([.X$4:.X$154];&quot;&lt;&gt;''&quot;;[.$AG$4:.$AG$154])" office:value-type="float" office:value="1" calcext:value-type="float">
            <text:p>1</text:p>
          </table:table-cell>
          <table:table-cell table:formula="of:=SUMIF([.Y$4:.Y$154];&quot;&lt;&gt;''&quot;;[.$AG$4:.$AG$154])" office:value-type="float" office:value="1" calcext:value-type="float">
            <text:p>1</text:p>
          </table:table-cell>
          <table:table-cell table:formula="of:=SUMIF([.Z$4:.Z$154];&quot;&lt;&gt;''&quot;;[.$AG$4:.$AG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formula="of:=SUM([.$AG$4:.$AG$154])" office:value-type="float" office:value="33" calcext:value-type="float">
            <text:p>33</text:p>
          </table:table-cell>
          <table:table-cell table:style-name="ce8"/>
          <table:table-cell table:style-name="ce8" table:formula="of:=[.H166]/[.$F$166]" office:value-type="float" office:value="0.818181818181818" calcext:value-type="float">
            <text:p>0.82</text:p>
          </table:table-cell>
          <table:table-cell table:style-name="ce8" table:formula="of:=[.I166]/[.$F$166]" office:value-type="float" office:value="0.787878787878788" calcext:value-type="float">
            <text:p>0.79</text:p>
          </table:table-cell>
          <table:table-cell table:style-name="ce8" table:formula="of:=[.J166]/[.$F$166]" office:value-type="float" office:value="0.515151515151515" calcext:value-type="float">
            <text:p>0.52</text:p>
          </table:table-cell>
          <table:table-cell table:style-name="ce8" table:formula="of:=[.K166]/[.$F$166]" office:value-type="float" office:value="0.424242424242424" calcext:value-type="float">
            <text:p>0.42</text:p>
          </table:table-cell>
          <table:table-cell table:style-name="ce8"/>
          <table:table-cell table:style-name="ce8" table:formula="of:=[.M166]/[.$F$166]" office:value-type="float" office:value="0.757575757575758" calcext:value-type="float">
            <text:p>0.76</text:p>
          </table:table-cell>
          <table:table-cell table:style-name="ce8" table:formula="of:=[.N166]/[.$F$166]" office:value-type="float" office:value="0.606060606060606" calcext:value-type="float">
            <text:p>0.61</text:p>
          </table:table-cell>
          <table:table-cell table:style-name="ce8" table:formula="of:=[.O166]/[.$F$166]" office:value-type="float" office:value="0.636363636363636" calcext:value-type="float">
            <text:p>0.64</text:p>
          </table:table-cell>
          <table:table-cell table:style-name="ce8"/>
          <table:table-cell table:style-name="ce8" table:formula="of:=[.Q166]/[.$F$166]" office:value-type="float" office:value="0.0909090909090909" calcext:value-type="float">
            <text:p>0.09</text:p>
          </table:table-cell>
          <table:table-cell table:style-name="ce8" table:formula="of:=[.R166]/[.$F$166]" office:value-type="float" office:value="0" calcext:value-type="float">
            <text:p>0.00</text:p>
          </table:table-cell>
          <table:table-cell table:style-name="ce8" table:formula="of:=[.S166]/[.$F$166]" office:value-type="float" office:value="0.0606060606060606" calcext:value-type="float">
            <text:p>0.06</text:p>
          </table:table-cell>
          <table:table-cell table:style-name="ce8" table:formula="of:=[.T166]/[.$F$166]" office:value-type="float" office:value="0.0303030303030303" calcext:value-type="float">
            <text:p>0.03</text:p>
          </table:table-cell>
          <table:table-cell table:style-name="ce8" table:formula="of:=[.U166]/[.$F$166]" office:value-type="float" office:value="0.0303030303030303" calcext:value-type="float">
            <text:p>0.03</text:p>
          </table:table-cell>
          <table:table-cell table:style-name="ce8" table:formula="of:=[.V166]/[.$F$166]" office:value-type="float" office:value="0.242424242424242" calcext:value-type="float">
            <text:p>0.24</text:p>
          </table:table-cell>
          <table:table-cell table:style-name="ce8" table:formula="of:=[.W166]/[.$F$166]" office:value-type="float" office:value="0.0303030303030303" calcext:value-type="float">
            <text:p>0.03</text:p>
          </table:table-cell>
          <table:table-cell table:style-name="ce8" table:formula="of:=[.X166]/[.$F$166]" office:value-type="float" office:value="0.0303030303030303" calcext:value-type="float">
            <text:p>0.03</text:p>
          </table:table-cell>
          <table:table-cell table:style-name="ce8" table:formula="of:=[.Y166]/[.$F$166]" office:value-type="float" office:value="0.0303030303030303" calcext:value-type="float">
            <text:p>0.03</text:p>
          </table:table-cell>
          <table:table-cell table:style-name="ce8" table:formula="of:=[.Z166]/[.$F$166]" office:value-type="float" office:value="0.0303030303030303" calcext:value-type="float">
            <text:p>0.03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accepted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E$4:.$AE$154];&quot;&gt;0&quot;;[.$AE$4:.$AE$154])" office:value-type="float" office:value="112" calcext:value-type="float">
            <text:p>112</text:p>
          </table:table-cell>
          <table:table-cell/>
          <table:table-cell table:style-name="ce10" table:formula="of:=SUMIF([.$H$4:.$H$154];&quot;=x&quot;;[.$AE$4:.$AE$154])" office:value-type="float" office:value="103" calcext:value-type="float">
            <text:p>103 <text:s text:c="3"/></text:p>
          </table:table-cell>
          <table:table-cell table:formula="of:=SUMIF([.$AE$4:.$AE$154];&quot;&gt;0&quot;;[.$I$4:.$I$154])" office:value-type="float" office:value="103" calcext:value-type="float">
            <text:p>103</text:p>
          </table:table-cell>
          <table:table-cell table:formula="of:=SUMIF([.$AE$4:.$AE$154];&quot;&gt;0&quot;;[.J$4:.J$154])" office:value-type="float" office:value="59" calcext:value-type="float">
            <text:p>59</text:p>
          </table:table-cell>
          <table:table-cell table:formula="of:=SUMIF([.$AE$4:.$AE$154];&quot;&gt;0&quot;;[.K$4:.K$154])" office:value-type="float" office:value="45" calcext:value-type="float">
            <text:p>45</text:p>
          </table:table-cell>
          <table:table-cell/>
          <table:table-cell table:formula="of:=SUMIF([.M$4:.M$154];&quot;=1&quot;;[.$AE$4:.$AE$154])" office:value-type="float" office:value="82" calcext:value-type="float">
            <text:p>82 <text:s text:c="3"/></text:p>
          </table:table-cell>
          <table:table-cell table:formula="of:=SUMIF([.N$4:.N$154];&quot;=1&quot;;[.$AE$4:.$AE$154])" office:value-type="float" office:value="65" calcext:value-type="float">
            <text:p>65 <text:s text:c="3"/></text:p>
          </table:table-cell>
          <table:table-cell table:formula="of:=SUMIF([.O$4:.O$154];&quot;=1&quot;;[.$AE$4:.$AE$154])" office:value-type="float" office:value="65" calcext:value-type="float">
            <text:p>65 <text:s text:c="3"/></text:p>
          </table:table-cell>
          <table:table-cell/>
          <table:table-cell table:style-name="ce4" table:formula="of:=SUMIF([.Q$4:.Q$154];&quot;&lt;&gt;''&quot;;[.$AE$4:.$AE$154])" office:value-type="float" office:value="21" calcext:value-type="float">
            <text:p>21</text:p>
          </table:table-cell>
          <table:table-cell table:style-name="ce4" table:formula="of:=SUMIF([.R$4:.R$154];&quot;&lt;&gt;''&quot;;[.$AE$4:.$AE$154])" office:value-type="float" office:value="2" calcext:value-type="float">
            <text:p>2</text:p>
          </table:table-cell>
          <table:table-cell table:formula="of:=SUMIF([.S$4:.S$154];&quot;&lt;&gt;''&quot;;[.$AE$4:.$AE$154])" office:value-type="float" office:value="5" calcext:value-type="float">
            <text:p>5</text:p>
          </table:table-cell>
          <table:table-cell table:formula="of:=SUMIF([.T$4:.T$154];&quot;&lt;&gt;''&quot;;[.$AE$4:.$AE$154])" office:value-type="float" office:value="4" calcext:value-type="float">
            <text:p>4</text:p>
          </table:table-cell>
          <table:table-cell table:formula="of:=SUMIF([.U$4:.U$154];&quot;&lt;&gt;''&quot;;[.$AE$4:.$AE$154])" office:value-type="float" office:value="7" calcext:value-type="float">
            <text:p>7</text:p>
          </table:table-cell>
          <table:table-cell table:formula="of:=SUMIF([.V$4:.V$154];&quot;&lt;&gt;''&quot;;[.$AE$4:.$AE$154])" office:value-type="float" office:value="36" calcext:value-type="float">
            <text:p>36</text:p>
          </table:table-cell>
          <table:table-cell table:formula="of:=SUMIF([.W$4:.W$154];&quot;&lt;&gt;''&quot;;[.$AE$4:.$AE$154])" office:value-type="float" office:value="1" calcext:value-type="float">
            <text:p>1</text:p>
          </table:table-cell>
          <table:table-cell table:formula="of:=SUMIF([.X$4:.X$154];&quot;&lt;&gt;''&quot;;[.$AE$4:.$AE$154])" office:value-type="float" office:value="2" calcext:value-type="float">
            <text:p>2</text:p>
          </table:table-cell>
          <table:table-cell table:formula="of:=SUMIF([.Y$4:.Y$154];&quot;&lt;&gt;''&quot;;[.$AE$4:.$AE$154])" office:value-type="float" office:value="3" calcext:value-type="float">
            <text:p>3</text:p>
          </table:table-cell>
          <table:table-cell table:formula="of:=SUMIF([.Z$4:.Z$154];&quot;&lt;&gt;''&quot;;[.$AE$4:.$AE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8" table:number-columns-repeated="2"/>
          <table:table-cell table:style-name="ce8" table:formula="of:=[.H169]/[.$F$169]" office:value-type="float" office:value="0.919642857142857" calcext:value-type="float">
            <text:p>0.92</text:p>
          </table:table-cell>
          <table:table-cell table:style-name="ce8" table:formula="of:=[.I169]/[.$F$169]" office:value-type="float" office:value="0.919642857142857" calcext:value-type="float">
            <text:p>0.92</text:p>
          </table:table-cell>
          <table:table-cell table:style-name="ce8" table:formula="of:=[.J169]/[.$F$169]" office:value-type="float" office:value="0.526785714285714" calcext:value-type="float">
            <text:p>0.53</text:p>
          </table:table-cell>
          <table:table-cell table:style-name="ce8" table:formula="of:=[.K169]/[.$F$169]" office:value-type="float" office:value="0.401785714285714" calcext:value-type="float">
            <text:p>0.40</text:p>
          </table:table-cell>
          <table:table-cell table:style-name="ce8"/>
          <table:table-cell table:style-name="ce8" table:formula="of:=[.M169]/[.$F$169]" office:value-type="float" office:value="0.732142857142857" calcext:value-type="float">
            <text:p>0.73</text:p>
          </table:table-cell>
          <table:table-cell table:style-name="ce8" table:formula="of:=[.N169]/[.$F$169]" office:value-type="float" office:value="0.580357142857143" calcext:value-type="float">
            <text:p>0.58</text:p>
          </table:table-cell>
          <table:table-cell table:style-name="ce8" table:formula="of:=[.O169]/[.$F$169]" office:value-type="float" office:value="0.580357142857143" calcext:value-type="float">
            <text:p>0.58</text:p>
          </table:table-cell>
          <table:table-cell table:style-name="ce8"/>
          <table:table-cell table:style-name="ce8" table:formula="of:=[.Q169]/[.$F$169]" office:value-type="float" office:value="0.1875" calcext:value-type="float">
            <text:p>0.19</text:p>
          </table:table-cell>
          <table:table-cell table:style-name="ce8" table:formula="of:=[.R169]/[.$F$169]" office:value-type="float" office:value="0.0178571428571429" calcext:value-type="float">
            <text:p>0.02</text:p>
          </table:table-cell>
          <table:table-cell table:style-name="ce8" table:formula="of:=[.S169]/[.$F$169]" office:value-type="float" office:value="0.0446428571428571" calcext:value-type="float">
            <text:p>0.04</text:p>
          </table:table-cell>
          <table:table-cell table:style-name="ce8" table:formula="of:=[.T169]/[.$F$169]" office:value-type="float" office:value="0.0357142857142857" calcext:value-type="float">
            <text:p>0.04</text:p>
          </table:table-cell>
          <table:table-cell table:style-name="ce8" table:formula="of:=[.U169]/[.$F$169]" office:value-type="float" office:value="0.0625" calcext:value-type="float">
            <text:p>0.06</text:p>
          </table:table-cell>
          <table:table-cell table:style-name="ce8" table:formula="of:=[.V169]/[.$F$169]" office:value-type="float" office:value="0.321428571428571" calcext:value-type="float">
            <text:p>0.32</text:p>
          </table:table-cell>
          <table:table-cell table:style-name="ce8" table:formula="of:=[.W169]/[.$F$169]" office:value-type="float" office:value="0.00892857142857143" calcext:value-type="float">
            <text:p>0.01</text:p>
          </table:table-cell>
          <table:table-cell table:style-name="ce8" table:formula="of:=[.X169]/[.$F$169]" office:value-type="float" office:value="0.0178571428571429" calcext:value-type="float">
            <text:p>0.02</text:p>
          </table:table-cell>
          <table:table-cell table:style-name="ce8" table:formula="of:=[.Y169]/[.$F$169]" office:value-type="float" office:value="0.0267857142857143" calcext:value-type="float">
            <text:p>0.03</text:p>
          </table:table-cell>
          <table:table-cell table:style-name="ce8" table:formula="of:=[.Z169]/[.$F$169]" office:value-type="float" office:value="0.00892857142857143" calcext:value-type="float">
            <text:p>0.01</text:p>
          </table:table-cell>
          <table:table-cell table:number-columns-repeated="998"/>
        </table:table-row>
        <table:table-row table:style-name="ro3" table:number-rows-repeated="9">
          <table:table-cell table:number-columns-repeated="5"/>
          <table:table-cell table:style-name="Default" table:number-columns-repeated="21"/>
          <table:table-cell table:number-columns-repeated="998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AD4:Tabelle1.AD154">
            <calcext:condition calcext:apply-style-name="Unbenannt1" calcext:value="&gt;[$Tabelle1.$AC4]" calcext:base-cell-address="Tabelle1.AD4"/>
          </calcext:conditional-format>
          <calcext:conditional-format calcext:target-range-address="Tabelle1.AE4:Tabelle1.AE154">
            <calcext:condition calcext:apply-style-name="Unbenannt1" calcext:value="&gt;[$Tabelle1.$AC4]" calcext:base-cell-address="Tabelle1.A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42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1T01:45:03.962000000</dc:date>
    <dc:creator>Rafael Küng</dc:creator>
    <meta:generator>LibreOffice/4.1.1.2$Windows_x86 LibreOffice_project/7e4286b58adc75a14f6d83f53a03b6c11fa2903</meta:generator>
    <meta:editing-duration>PT2H59M5S</meta:editing-duration>
    <meta:editing-cycles>28</meta:editing-cycles>
    <meta:document-statistic meta:table-count="1" meta:cell-count="2251" meta:object-count="0"/>
  </office:meta>
</office:document-meta>
</file>